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F000000DFA34BA28A.svm"/>
  <manifest:file-entry manifest:media-type="" manifest:full-path="Object 1/Pictures/2000000D000000DD000000DDA34BA28A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F000000DF6C0CF07B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F000000DF6C0CF07B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Object 4/Pictures/2000000D000000DF000000DF6C0CF07B.svm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8.29cm"/>
    </style:style>
    <style:style style:name="co5" style:family="table-column">
      <style:table-column-properties fo:break-before="auto" style:column-width="1.6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307cm"/>
    </style:style>
    <style:style style:name="co8" style:family="table-column">
      <style:table-column-properties fo:break-before="auto" style:column-width="5.502cm"/>
    </style:style>
    <style:style style:name="co9" style:family="table-column">
      <style:table-column-properties fo:break-before="auto" style:column-width="4.819cm"/>
    </style:style>
    <style:style style:name="co10" style:family="table-column">
      <style:table-column-properties fo:break-before="auto" style:column-width="2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Raw X,E2,TD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>
            <text:p>Comparison of MrX, version2 and TwoDigitNewick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Test name</text:p>
          </table:table-cell>
          <table:table-cell office:value-type="string">
            <text:p>Probability</text:p>
          </table:table-cell>
          <table:table-cell office:value-type="string">
            <text:p>Time (sec)</text:p>
          </table:table-cell>
          <table:table-cell office:value-type="string">
            <text:p>Newick</text:p>
          </table:table-cell>
          <table:table-cell office:value-type="string">
            <text:p>Theta</text:p>
          </table:table-cell>
          <table:table-cell office:value-type="string">
            <text:p>Complexity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9.25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25001e-05</text:p>
          </table:table-cell>
          <table:table-cell office:value-type="float" office:value="0">
            <text:p>0</text:p>
          </table:table-cell>
          <table:table-cell office:value-type="string">
            <text:p>((2,2),2)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5.6637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6368e-07</text:p>
          </table:table-cell>
          <table:table-cell office:value-type="float" office:value="0">
            <text:p>0</text:p>
          </table:table-cell>
          <table:table-cell office:value-type="string">
            <text:p>(((2,2),2),2)</text:p>
          </table:table-cell>
          <table:table-cell office:value-type="float" office:value="10">
            <text:p>10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table:style-name="ce1" office:value-type="string">
            <text:p>1.662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66197e-09</text:p>
          </table:table-cell>
          <table:table-cell office:value-type="float" office:value="0">
            <text:p>0</text:p>
          </table:table-cell>
          <table:table-cell office:value-type="string">
            <text:p>((((2,2),2),2),2)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2.6887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8866e-12</text:p>
          </table:table-cell>
          <table:table-cell office:value-type="float" office:value="0">
            <text:p>0</text:p>
          </table:table-cell>
          <table:table-cell office:value-type="string">
            <text:p>(((((2,2),2),2),2),2)</text:p>
          </table:table-cell>
          <table:table-cell office:value-type="float" office:value="10">
            <text:p>10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2.6617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66166e-15</text:p>
          </table:table-cell>
          <table:table-cell office:value-type="float" office:value="0">
            <text:p>0</text:p>
          </table:table-cell>
          <table:table-cell office:value-type="string">
            <text:p>((((((2,2),2),2),2),2),2)</text:p>
          </table:table-cell>
          <table:table-cell office:value-type="float" office:value="10">
            <text:p>10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1.7541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75415e-18</text:p>
          </table:table-cell>
          <table:table-cell office:value-type="float" office:value="1">
            <text:p>1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75415e-18</text:p>
          </table:table-cell>
          <table:table-cell office:value-type="float" office:value="0">
            <text:p>0</text:p>
          </table:table-cell>
          <table:table-cell office:value-type="string">
            <text:p>(((((((2,2),2),2),2),2),2),2)</text:p>
          </table:table-cell>
          <table:table-cell office:value-type="float" office:value="10">
            <text:p>10</text:p>
          </table:table-cell>
          <table:table-cell office:value-type="float" office:value="2048">
            <text:p>2048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8.2544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5436e-22</text:p>
          </table:table-cell>
          <table:table-cell office:value-type="float" office:value="0">
            <text:p>0</text:p>
          </table:table-cell>
          <table:table-cell office:value-type="string">
            <text:p>((((((((2,2),2),2),2),2),2),2),2)</text:p>
          </table:table-cell>
          <table:table-cell office:value-type="float" office:value="10">
            <text:p>10</text:p>
          </table:table-cell>
          <table:table-cell office:value-type="float" office:value="4608">
            <text:p>4608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2.9354e-25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93541e-25</text:p>
          </table:table-cell>
          <table:table-cell office:value-type="float" office:value="1">
            <text:p>1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93541e-25</text:p>
          </table:table-cell>
          <table:table-cell office:value-type="float" office:value="0">
            <text:p>0</text:p>
          </table:table-cell>
          <table:table-cell office:value-type="string">
            <text:p>(((((((((2,2),2),2),2),2),2),2),2),2)</text:p>
          </table:table-cell>
          <table:table-cell office:value-type="float" office:value="10">
            <text:p>10</text:p>
          </table:table-cell>
          <table:table-cell office:value-type="float" office:value="10240">
            <text:p>10240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8.2353e-29</text:p>
          </table:table-cell>
          <table:table-cell office:value-type="float" office:value="1">
            <text:p>1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23525e-29</text:p>
          </table:table-cell>
          <table:table-cell office:value-type="float" office:value="1">
            <text:p>1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23525e-29</text:p>
          </table:table-cell>
          <table:table-cell office:value-type="float" office:value="0">
            <text:p>0</text:p>
          </table:table-cell>
          <table:table-cell office:value-type="string">
            <text:p>((((((((((2,2),2),2),2),2),2),2),2),2),2)</text:p>
          </table:table-cell>
          <table:table-cell office:value-type="float" office:value="10">
            <text:p>10</text:p>
          </table:table-cell>
          <table:table-cell office:value-type="float" office:value="22528">
            <text:p>22528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1.8773e-32</text:p>
          </table:table-cell>
          <table:table-cell office:value-type="float" office:value="3">
            <text:p>3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87735e-32</text:p>
          </table:table-cell>
          <table:table-cell office:value-type="float" office:value="2">
            <text:p>2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87735e-32</text:p>
          </table:table-cell>
          <table:table-cell office:value-type="float" office:value="0">
            <text:p>0</text:p>
          </table:table-cell>
          <table:table-cell office:value-type="string">
            <text:p>(((((((((((2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office:value-type="string">
            <text:p>3.5437e-36</text:p>
          </table:table-cell>
          <table:table-cell office:value-type="float" office:value="8">
            <text:p>8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54371e-36</text:p>
          </table:table-cell>
          <table:table-cell office:value-type="float" office:value="5">
            <text:p>5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54371e-36</text:p>
          </table:table-cell>
          <table:table-cell office:value-type="float" office:value="0">
            <text:p>0</text:p>
          </table:table-cell>
          <table:table-cell office:value-type="string">
            <text:p>((((((((((((2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6496">
            <text:p>106496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60561e-40</text:p>
          </table:table-cell>
          <table:table-cell office:value-type="float" office:value="12">
            <text:p>12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60561e-40</text:p>
          </table:table-cell>
          <table:table-cell office:value-type="float" office:value="1">
            <text:p>1</text:p>
          </table:table-cell>
          <table:table-cell office:value-type="string">
            <text:p>(((((((((((((2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229376">
            <text:p>229376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49429e-44</text:p>
          </table:table-cell>
          <table:table-cell office:value-type="float" office:value="28">
            <text:p>28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49429e-44</text:p>
          </table:table-cell>
          <table:table-cell office:value-type="float" office:value="1">
            <text:p>1</text:p>
          </table:table-cell>
          <table:table-cell office:value-type="string">
            <text:p>((((((((((((((2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491520">
            <text:p>491520</text:p>
          </table:table-cell>
        </table:table-row>
        <table:table-row table:style-name="ro1">
          <table:table-cell office:value-type="string">
            <text:p>MrXLinux <text:s text:c="14"/>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(((((((((((((((2,2)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52773e-48</text:p>
          </table:table-cell>
          <table:table-cell office:value-type="float" office:value="67">
            <text:p>67</text:p>
          </table:table-cell>
          <table:table-cell office:value-type="string">
            <text:p>(((((((((((((((2,2)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52773e-48</text:p>
          </table:table-cell>
          <table:table-cell office:value-type="float" office:value="1">
            <text:p>1</text:p>
          </table:table-cell>
          <table:table-cell office:value-type="string">
            <text:p>(((((((((((((((2,2),2),2),2),2),2),2),2),2),2),2),2),2),2),2)</text:p>
          </table:table-cell>
          <table:table-cell office:value-type="float" office:value="10">
            <text:p>10</text:p>
          </table:table-cell>
          <table:table-cell office:value-type="float" office:value="1048576">
            <text:p>1048576</text:p>
          </table:table-cell>
        </table:table-row>
      </table:table>
      <table:table table:name="Compare X,E2,TDN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table:formula="of:=['Raw X,E2,TDN'.A1]" office:value-type="string" office:string-value="Comparison of MrX, version2 and TwoDigitNewick">
            <text:p>Comparison of MrX, version2 and TwoDigitNewick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" office:value-type="string" table:number-columns-spanned="3" table:number-rows-spanned="1">
            <text:p>Compare speed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formula="of:=['Raw X,E2,TDN'.F3]" office:value-type="string" office:string-value="Complexity">
            <text:p>Complexity</text:p>
          </table:table-cell>
          <table:table-cell table:formula="of:=['Raw X,E2,TDN'.A3]" office:value-type="string" office:string-value="Test name">
            <text:p>Test name</text:p>
          </table:table-cell>
          <table:table-cell table:formula="of:=['Raw X,E2,TDN'.C3]" office:value-type="string" office:string-value="Time (sec)">
            <text:p>Time (sec)</text:p>
          </table:table-cell>
          <table:table-cell table:formula="of:=[.B4]" office:value-type="string" office:string-value="MrXLinux               ">
            <text:p>MrXLinux <text:s text:c="14"/></text:p>
          </table:table-cell>
          <table:table-cell table:formula="of:=[.B5]" office:value-type="string" office:string-value="TestProjectRampal_Endversion2">
            <text:p>TestProjectRampal_Endversion2</text:p>
          </table:table-cell>
          <table:table-cell table:formula="of:=[.B6]" office:value-type="string" office:string-value="TestTwoDigitNewickRelease">
            <text:p>TestTwoDigitNewickRelease</text:p>
          </table:table-cell>
          <table:table-cell table:number-columns-repeated="2"/>
        </table:table-row>
        <table:table-row table:style-name="ro1">
          <table:table-cell table:formula="of:=['Raw X,E2,TDN'.F4]" office:value-type="float" office:value="24">
            <text:p>24</text:p>
          </table:table-cell>
          <table:table-cell table:formula="of:=['Raw X,E2,TDN'.A4]" office:value-type="string" office:string-value="MrXLinux               ">
            <text:p>MrXLinux <text:s text:c="14"/></text:p>
          </table:table-cell>
          <table:table-cell table:formula="of:=['Raw X,E2,TDN'.C4]" office:value-type="float" office:value="0">
            <text:p>0</text:p>
          </table:table-cell>
          <table:table-cell table:formula="of:=IF([.$B4]=[.D$3];[.$C4];&quot; &quot;)" office:value-type="float" office:value="0">
            <text:p>0</text:p>
          </table:table-cell>
          <table:table-cell table:formula="of:=IF([.$B4]=[.E$3];[.$C4];&quot; &quot;)" office:value-type="string" office:string-value=" ">
            <text:p><text:s/></text:p>
          </table:table-cell>
          <table:table-cell table:formula="of:=IF([.$B4]=[.F$3];[.$C4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5]" office:value-type="float" office:value="24">
            <text:p>24</text:p>
          </table:table-cell>
          <table:table-cell table:formula="of:=['Raw X,E2,TDN'.A5]" office:value-type="string" office:string-value="TestProjectRampal_Endversion2">
            <text:p>TestProjectRampal_Endversion2</text:p>
          </table:table-cell>
          <table:table-cell table:formula="of:=['Raw X,E2,TDN'.C5]" office:value-type="float" office:value="0">
            <text:p>0</text:p>
          </table:table-cell>
          <table:table-cell table:formula="of:=IF([.$B5]=[.D$3];[.$C5];&quot; &quot;)" office:value-type="string" office:string-value=" ">
            <text:p><text:s/></text:p>
          </table:table-cell>
          <table:table-cell table:formula="of:=IF([.$B5]=[.E$3];[.$C5];&quot; &quot;)" office:value-type="float" office:value="0">
            <text:p>0</text:p>
          </table:table-cell>
          <table:table-cell table:formula="of:=IF([.$B5]=[.F$3];[.$C5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6]" office:value-type="float" office:value="24">
            <text:p>24</text:p>
          </table:table-cell>
          <table:table-cell table:formula="of:=['Raw X,E2,TDN'.A6]" office:value-type="string" office:string-value="TestTwoDigitNewickRelease">
            <text:p>TestTwoDigitNewickRelease</text:p>
          </table:table-cell>
          <table:table-cell table:formula="of:=['Raw X,E2,TDN'.C6]" office:value-type="float" office:value="0">
            <text:p>0</text:p>
          </table:table-cell>
          <table:table-cell table:formula="of:=IF([.$B6]=[.D$3];[.$C6];&quot; &quot;)" office:value-type="string" office:string-value=" ">
            <text:p><text:s/></text:p>
          </table:table-cell>
          <table:table-cell table:formula="of:=IF([.$B6]=[.E$3];[.$C6];&quot; &quot;)" office:value-type="string" office:string-value=" ">
            <text:p><text:s/></text:p>
          </table:table-cell>
          <table:table-cell table:formula="of:=IF([.$B6]=[.F$3];[.$C6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7]" office:value-type="float" office:value="64">
            <text:p>64</text:p>
          </table:table-cell>
          <table:table-cell table:formula="of:=['Raw X,E2,TDN'.A7]" office:value-type="string" office:string-value="MrXLinux               ">
            <text:p>MrXLinux <text:s text:c="14"/></text:p>
          </table:table-cell>
          <table:table-cell table:formula="of:=['Raw X,E2,TDN'.C7]" office:value-type="float" office:value="0">
            <text:p>0</text:p>
          </table:table-cell>
          <table:table-cell table:formula="of:=IF([.$B7]=[.D$3];[.$C7];&quot; &quot;)" office:value-type="float" office:value="0">
            <text:p>0</text:p>
          </table:table-cell>
          <table:table-cell table:formula="of:=IF([.$B7]=[.E$3];[.$C7];&quot; &quot;)" office:value-type="string" office:string-value=" ">
            <text:p><text:s/></text:p>
          </table:table-cell>
          <table:table-cell table:formula="of:=IF([.$B7]=[.F$3];[.$C7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8]" office:value-type="float" office:value="64">
            <text:p>64</text:p>
          </table:table-cell>
          <table:table-cell table:formula="of:=['Raw X,E2,TDN'.A8]" office:value-type="string" office:string-value="TestProjectRampal_Endversion2">
            <text:p>TestProjectRampal_Endversion2</text:p>
          </table:table-cell>
          <table:table-cell table:formula="of:=['Raw X,E2,TDN'.C8]" office:value-type="float" office:value="0">
            <text:p>0</text:p>
          </table:table-cell>
          <table:table-cell table:formula="of:=IF([.$B8]=[.D$3];[.$C8];&quot; &quot;)" office:value-type="string" office:string-value=" ">
            <text:p><text:s/></text:p>
          </table:table-cell>
          <table:table-cell table:formula="of:=IF([.$B8]=[.E$3];[.$C8];&quot; &quot;)" office:value-type="float" office:value="0">
            <text:p>0</text:p>
          </table:table-cell>
          <table:table-cell table:formula="of:=IF([.$B8]=[.F$3];[.$C8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9]" office:value-type="float" office:value="64">
            <text:p>64</text:p>
          </table:table-cell>
          <table:table-cell table:formula="of:=['Raw X,E2,TDN'.A9]" office:value-type="string" office:string-value="TestTwoDigitNewickRelease">
            <text:p>TestTwoDigitNewickRelease</text:p>
          </table:table-cell>
          <table:table-cell table:formula="of:=['Raw X,E2,TDN'.C9]" office:value-type="float" office:value="0">
            <text:p>0</text:p>
          </table:table-cell>
          <table:table-cell table:formula="of:=IF([.$B9]=[.D$3];[.$C9];&quot; &quot;)" office:value-type="string" office:string-value=" ">
            <text:p><text:s/></text:p>
          </table:table-cell>
          <table:table-cell table:formula="of:=IF([.$B9]=[.E$3];[.$C9];&quot; &quot;)" office:value-type="string" office:string-value=" ">
            <text:p><text:s/></text:p>
          </table:table-cell>
          <table:table-cell table:formula="of:=IF([.$B9]=[.F$3];[.$C9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10]" office:value-type="float" office:value="160">
            <text:p>160</text:p>
          </table:table-cell>
          <table:table-cell table:formula="of:=['Raw X,E2,TDN'.A10]" office:value-type="string" office:string-value="MrXLinux               ">
            <text:p>MrXLinux <text:s text:c="14"/></text:p>
          </table:table-cell>
          <table:table-cell table:formula="of:=['Raw X,E2,TDN'.C10]" office:value-type="float" office:value="0">
            <text:p>0</text:p>
          </table:table-cell>
          <table:table-cell table:formula="of:=IF([.$B10]=[.D$3];[.$C10];&quot; &quot;)" office:value-type="float" office:value="0">
            <text:p>0</text:p>
          </table:table-cell>
          <table:table-cell table:formula="of:=IF([.$B10]=[.E$3];[.$C10];&quot; &quot;)" office:value-type="string" office:string-value=" ">
            <text:p><text:s/></text:p>
          </table:table-cell>
          <table:table-cell table:formula="of:=IF([.$B10]=[.F$3];[.$C10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11]" office:value-type="float" office:value="160">
            <text:p>160</text:p>
          </table:table-cell>
          <table:table-cell table:formula="of:=['Raw X,E2,TDN'.A11]" office:value-type="string" office:string-value="TestProjectRampal_Endversion2">
            <text:p>TestProjectRampal_Endversion2</text:p>
          </table:table-cell>
          <table:table-cell table:formula="of:=['Raw X,E2,TDN'.C11]" office:value-type="float" office:value="0">
            <text:p>0</text:p>
          </table:table-cell>
          <table:table-cell table:formula="of:=IF([.$B11]=[.D$3];[.$C11];&quot; &quot;)" office:value-type="string" office:string-value=" ">
            <text:p><text:s/></text:p>
          </table:table-cell>
          <table:table-cell table:formula="of:=IF([.$B11]=[.E$3];[.$C11];&quot; &quot;)" office:value-type="float" office:value="0">
            <text:p>0</text:p>
          </table:table-cell>
          <table:table-cell table:formula="of:=IF([.$B11]=[.F$3];[.$C11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12]" office:value-type="float" office:value="160">
            <text:p>160</text:p>
          </table:table-cell>
          <table:table-cell table:formula="of:=['Raw X,E2,TDN'.A12]" office:value-type="string" office:string-value="TestTwoDigitNewickRelease">
            <text:p>TestTwoDigitNewickRelease</text:p>
          </table:table-cell>
          <table:table-cell table:formula="of:=['Raw X,E2,TDN'.C12]" office:value-type="float" office:value="0">
            <text:p>0</text:p>
          </table:table-cell>
          <table:table-cell table:formula="of:=IF([.$B12]=[.D$3];[.$C12];&quot; &quot;)" office:value-type="string" office:string-value=" ">
            <text:p><text:s/></text:p>
          </table:table-cell>
          <table:table-cell table:formula="of:=IF([.$B12]=[.E$3];[.$C12];&quot; &quot;)" office:value-type="string" office:string-value=" ">
            <text:p><text:s/></text:p>
          </table:table-cell>
          <table:table-cell table:formula="of:=IF([.$B12]=[.F$3];[.$C12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13]" office:value-type="float" office:value="384">
            <text:p>384</text:p>
          </table:table-cell>
          <table:table-cell table:formula="of:=['Raw X,E2,TDN'.A13]" office:value-type="string" office:string-value="MrXLinux               ">
            <text:p>MrXLinux <text:s text:c="14"/></text:p>
          </table:table-cell>
          <table:table-cell table:formula="of:=['Raw X,E2,TDN'.C13]" office:value-type="float" office:value="0">
            <text:p>0</text:p>
          </table:table-cell>
          <table:table-cell table:formula="of:=IF([.$B13]=[.D$3];[.$C13];&quot; &quot;)" office:value-type="float" office:value="0">
            <text:p>0</text:p>
          </table:table-cell>
          <table:table-cell table:formula="of:=IF([.$B13]=[.E$3];[.$C13];&quot; &quot;)" office:value-type="string" office:string-value=" ">
            <text:p><text:s/></text:p>
          </table:table-cell>
          <table:table-cell table:formula="of:=IF([.$B13]=[.F$3];[.$C13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14]" office:value-type="float" office:value="384">
            <text:p>384</text:p>
          </table:table-cell>
          <table:table-cell table:formula="of:=['Raw X,E2,TDN'.A14]" office:value-type="string" office:string-value="TestProjectRampal_Endversion2">
            <text:p>TestProjectRampal_Endversion2</text:p>
          </table:table-cell>
          <table:table-cell table:formula="of:=['Raw X,E2,TDN'.C14]" office:value-type="float" office:value="0">
            <text:p>0</text:p>
          </table:table-cell>
          <table:table-cell table:formula="of:=IF([.$B14]=[.D$3];[.$C14];&quot; &quot;)" office:value-type="string" office:string-value=" ">
            <text:p><text:s/></text:p>
          </table:table-cell>
          <table:table-cell table:formula="of:=IF([.$B14]=[.E$3];[.$C14];&quot; &quot;)" office:value-type="float" office:value="0">
            <text:p>0</text:p>
          </table:table-cell>
          <table:table-cell table:formula="of:=IF([.$B14]=[.F$3];[.$C14];&quot; &quot;)" office:value-type="string" office:string-value=" ">
            <text:p><text:s/></text:p>
          </table:table-cell>
          <table:table-cell/>
          <table:table-cell>
            <draw:frame table:end-cell-address="'Compare X,E2,TDN'.Q43" table:end-x="2.022cm" table:end-y="0.3cm" draw:z-index="0" draw:style-name="gr1" svg:width="20.154cm" svg:height="13.316cm" svg:x="2.191cm" svg:y="0.03cm">
              <draw:object draw:notify-on-update-of-ranges="'Compare X,E2,TDN'.A4:'Compare X,E2,TDN'.A45 'Compare X,E2,TDN'.D3:'Compare X,E2,TDN'.D3 'Compare X,E2,TDN'.D4:'Compare X,E2,TDN'.D45 'Compare X,E2,TDN'.A4:'Compare X,E2,TDN'.A45 'Compare X,E2,TDN'.E3:'Compare X,E2,TDN'.E3 'Compare X,E2,TDN'.E4:'Compare X,E2,TDN'.E45 'Compare X,E2,TDN'.A4:'Compare X,E2,TDN'.A45 'Compare X,E2,TDN'.F3:'Compare X,E2,TDN'.F3 'Compare X,E2,TDN'.F4:'Compare X,E2,TDN'.F4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'Raw X,E2,TDN'.F15]" office:value-type="float" office:value="384">
            <text:p>384</text:p>
          </table:table-cell>
          <table:table-cell table:formula="of:=['Raw X,E2,TDN'.A15]" office:value-type="string" office:string-value="TestTwoDigitNewickRelease">
            <text:p>TestTwoDigitNewickRelease</text:p>
          </table:table-cell>
          <table:table-cell table:formula="of:=['Raw X,E2,TDN'.C15]" office:value-type="float" office:value="0">
            <text:p>0</text:p>
          </table:table-cell>
          <table:table-cell table:formula="of:=IF([.$B15]=[.D$3];[.$C15];&quot; &quot;)" office:value-type="string" office:string-value=" ">
            <text:p><text:s/></text:p>
          </table:table-cell>
          <table:table-cell table:formula="of:=IF([.$B15]=[.E$3];[.$C15];&quot; &quot;)" office:value-type="string" office:string-value=" ">
            <text:p><text:s/></text:p>
          </table:table-cell>
          <table:table-cell table:formula="of:=IF([.$B15]=[.F$3];[.$C15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16]" office:value-type="float" office:value="896">
            <text:p>896</text:p>
          </table:table-cell>
          <table:table-cell table:formula="of:=['Raw X,E2,TDN'.A16]" office:value-type="string" office:string-value="MrXLinux               ">
            <text:p>MrXLinux <text:s text:c="14"/></text:p>
          </table:table-cell>
          <table:table-cell table:formula="of:=['Raw X,E2,TDN'.C16]" office:value-type="float" office:value="0">
            <text:p>0</text:p>
          </table:table-cell>
          <table:table-cell table:formula="of:=IF([.$B16]=[.D$3];[.$C16];&quot; &quot;)" office:value-type="float" office:value="0">
            <text:p>0</text:p>
          </table:table-cell>
          <table:table-cell table:formula="of:=IF([.$B16]=[.E$3];[.$C16];&quot; &quot;)" office:value-type="string" office:string-value=" ">
            <text:p><text:s/></text:p>
          </table:table-cell>
          <table:table-cell table:formula="of:=IF([.$B16]=[.F$3];[.$C16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17]" office:value-type="float" office:value="896">
            <text:p>896</text:p>
          </table:table-cell>
          <table:table-cell table:formula="of:=['Raw X,E2,TDN'.A17]" office:value-type="string" office:string-value="TestProjectRampal_Endversion2">
            <text:p>TestProjectRampal_Endversion2</text:p>
          </table:table-cell>
          <table:table-cell table:formula="of:=['Raw X,E2,TDN'.C17]" office:value-type="float" office:value="0">
            <text:p>0</text:p>
          </table:table-cell>
          <table:table-cell table:formula="of:=IF([.$B17]=[.D$3];[.$C17];&quot; &quot;)" office:value-type="string" office:string-value=" ">
            <text:p><text:s/></text:p>
          </table:table-cell>
          <table:table-cell table:formula="of:=IF([.$B17]=[.E$3];[.$C17];&quot; &quot;)" office:value-type="float" office:value="0">
            <text:p>0</text:p>
          </table:table-cell>
          <table:table-cell table:formula="of:=IF([.$B17]=[.F$3];[.$C17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18]" office:value-type="float" office:value="896">
            <text:p>896</text:p>
          </table:table-cell>
          <table:table-cell table:formula="of:=['Raw X,E2,TDN'.A18]" office:value-type="string" office:string-value="TestTwoDigitNewickRelease">
            <text:p>TestTwoDigitNewickRelease</text:p>
          </table:table-cell>
          <table:table-cell table:formula="of:=['Raw X,E2,TDN'.C18]" office:value-type="float" office:value="0">
            <text:p>0</text:p>
          </table:table-cell>
          <table:table-cell table:formula="of:=IF([.$B18]=[.D$3];[.$C18];&quot; &quot;)" office:value-type="string" office:string-value=" ">
            <text:p><text:s/></text:p>
          </table:table-cell>
          <table:table-cell table:formula="of:=IF([.$B18]=[.E$3];[.$C18];&quot; &quot;)" office:value-type="string" office:string-value=" ">
            <text:p><text:s/></text:p>
          </table:table-cell>
          <table:table-cell table:formula="of:=IF([.$B18]=[.F$3];[.$C18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19]" office:value-type="float" office:value="2048">
            <text:p>2048</text:p>
          </table:table-cell>
          <table:table-cell table:formula="of:=['Raw X,E2,TDN'.A19]" office:value-type="string" office:string-value="MrXLinux               ">
            <text:p>MrXLinux <text:s text:c="14"/></text:p>
          </table:table-cell>
          <table:table-cell table:formula="of:=['Raw X,E2,TDN'.C19]" office:value-type="float" office:value="0">
            <text:p>0</text:p>
          </table:table-cell>
          <table:table-cell table:formula="of:=IF([.$B19]=[.D$3];[.$C19];&quot; &quot;)" office:value-type="float" office:value="0">
            <text:p>0</text:p>
          </table:table-cell>
          <table:table-cell table:formula="of:=IF([.$B19]=[.E$3];[.$C19];&quot; &quot;)" office:value-type="string" office:string-value=" ">
            <text:p><text:s/></text:p>
          </table:table-cell>
          <table:table-cell table:formula="of:=IF([.$B19]=[.F$3];[.$C19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0]" office:value-type="float" office:value="2048">
            <text:p>2048</text:p>
          </table:table-cell>
          <table:table-cell table:formula="of:=['Raw X,E2,TDN'.A20]" office:value-type="string" office:string-value="TestProjectRampal_Endversion2">
            <text:p>TestProjectRampal_Endversion2</text:p>
          </table:table-cell>
          <table:table-cell table:formula="of:=['Raw X,E2,TDN'.C20]" office:value-type="float" office:value="1">
            <text:p>1</text:p>
          </table:table-cell>
          <table:table-cell table:formula="of:=IF([.$B20]=[.D$3];[.$C20];&quot; &quot;)" office:value-type="string" office:string-value=" ">
            <text:p><text:s/></text:p>
          </table:table-cell>
          <table:table-cell table:formula="of:=IF([.$B20]=[.E$3];[.$C20];&quot; &quot;)" office:value-type="float" office:value="1">
            <text:p>1</text:p>
          </table:table-cell>
          <table:table-cell table:formula="of:=IF([.$B20]=[.F$3];[.$C20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1]" office:value-type="float" office:value="2048">
            <text:p>2048</text:p>
          </table:table-cell>
          <table:table-cell table:formula="of:=['Raw X,E2,TDN'.A21]" office:value-type="string" office:string-value="TestTwoDigitNewickRelease">
            <text:p>TestTwoDigitNewickRelease</text:p>
          </table:table-cell>
          <table:table-cell table:formula="of:=['Raw X,E2,TDN'.C21]" office:value-type="float" office:value="0">
            <text:p>0</text:p>
          </table:table-cell>
          <table:table-cell table:formula="of:=IF([.$B21]=[.D$3];[.$C21];&quot; &quot;)" office:value-type="string" office:string-value=" ">
            <text:p><text:s/></text:p>
          </table:table-cell>
          <table:table-cell table:formula="of:=IF([.$B21]=[.E$3];[.$C21];&quot; &quot;)" office:value-type="string" office:string-value=" ">
            <text:p><text:s/></text:p>
          </table:table-cell>
          <table:table-cell table:formula="of:=IF([.$B21]=[.F$3];[.$C21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22]" office:value-type="float" office:value="4608">
            <text:p>4608</text:p>
          </table:table-cell>
          <table:table-cell table:formula="of:=['Raw X,E2,TDN'.A22]" office:value-type="string" office:string-value="MrXLinux               ">
            <text:p>MrXLinux <text:s text:c="14"/></text:p>
          </table:table-cell>
          <table:table-cell table:formula="of:=['Raw X,E2,TDN'.C22]" office:value-type="float" office:value="0">
            <text:p>0</text:p>
          </table:table-cell>
          <table:table-cell table:formula="of:=IF([.$B22]=[.D$3];[.$C22];&quot; &quot;)" office:value-type="float" office:value="0">
            <text:p>0</text:p>
          </table:table-cell>
          <table:table-cell table:formula="of:=IF([.$B22]=[.E$3];[.$C22];&quot; &quot;)" office:value-type="string" office:string-value=" ">
            <text:p><text:s/></text:p>
          </table:table-cell>
          <table:table-cell table:formula="of:=IF([.$B22]=[.F$3];[.$C22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3]" office:value-type="float" office:value="4608">
            <text:p>4608</text:p>
          </table:table-cell>
          <table:table-cell table:formula="of:=['Raw X,E2,TDN'.A23]" office:value-type="string" office:string-value="TestProjectRampal_Endversion2">
            <text:p>TestProjectRampal_Endversion2</text:p>
          </table:table-cell>
          <table:table-cell table:formula="of:=['Raw X,E2,TDN'.C23]" office:value-type="float" office:value="0">
            <text:p>0</text:p>
          </table:table-cell>
          <table:table-cell table:formula="of:=IF([.$B23]=[.D$3];[.$C23];&quot; &quot;)" office:value-type="string" office:string-value=" ">
            <text:p><text:s/></text:p>
          </table:table-cell>
          <table:table-cell table:formula="of:=IF([.$B23]=[.E$3];[.$C23];&quot; &quot;)" office:value-type="float" office:value="0">
            <text:p>0</text:p>
          </table:table-cell>
          <table:table-cell table:formula="of:=IF([.$B23]=[.F$3];[.$C23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4]" office:value-type="float" office:value="4608">
            <text:p>4608</text:p>
          </table:table-cell>
          <table:table-cell table:formula="of:=['Raw X,E2,TDN'.A24]" office:value-type="string" office:string-value="TestTwoDigitNewickRelease">
            <text:p>TestTwoDigitNewickRelease</text:p>
          </table:table-cell>
          <table:table-cell table:formula="of:=['Raw X,E2,TDN'.C24]" office:value-type="float" office:value="0">
            <text:p>0</text:p>
          </table:table-cell>
          <table:table-cell table:formula="of:=IF([.$B24]=[.D$3];[.$C24];&quot; &quot;)" office:value-type="string" office:string-value=" ">
            <text:p><text:s/></text:p>
          </table:table-cell>
          <table:table-cell table:formula="of:=IF([.$B24]=[.E$3];[.$C24];&quot; &quot;)" office:value-type="string" office:string-value=" ">
            <text:p><text:s/></text:p>
          </table:table-cell>
          <table:table-cell table:formula="of:=IF([.$B24]=[.F$3];[.$C24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25]" office:value-type="float" office:value="10240">
            <text:p>10240</text:p>
          </table:table-cell>
          <table:table-cell table:formula="of:=['Raw X,E2,TDN'.A25]" office:value-type="string" office:string-value="MrXLinux               ">
            <text:p>MrXLinux <text:s text:c="14"/></text:p>
          </table:table-cell>
          <table:table-cell table:formula="of:=['Raw X,E2,TDN'.C25]" office:value-type="float" office:value="0">
            <text:p>0</text:p>
          </table:table-cell>
          <table:table-cell table:formula="of:=IF([.$B25]=[.D$3];[.$C25];&quot; &quot;)" office:value-type="float" office:value="0">
            <text:p>0</text:p>
          </table:table-cell>
          <table:table-cell table:formula="of:=IF([.$B25]=[.E$3];[.$C25];&quot; &quot;)" office:value-type="string" office:string-value=" ">
            <text:p><text:s/></text:p>
          </table:table-cell>
          <table:table-cell table:formula="of:=IF([.$B25]=[.F$3];[.$C25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6]" office:value-type="float" office:value="10240">
            <text:p>10240</text:p>
          </table:table-cell>
          <table:table-cell table:formula="of:=['Raw X,E2,TDN'.A26]" office:value-type="string" office:string-value="TestProjectRampal_Endversion2">
            <text:p>TestProjectRampal_Endversion2</text:p>
          </table:table-cell>
          <table:table-cell table:formula="of:=['Raw X,E2,TDN'.C26]" office:value-type="float" office:value="1">
            <text:p>1</text:p>
          </table:table-cell>
          <table:table-cell table:formula="of:=IF([.$B26]=[.D$3];[.$C26];&quot; &quot;)" office:value-type="string" office:string-value=" ">
            <text:p><text:s/></text:p>
          </table:table-cell>
          <table:table-cell table:formula="of:=IF([.$B26]=[.E$3];[.$C26];&quot; &quot;)" office:value-type="float" office:value="1">
            <text:p>1</text:p>
          </table:table-cell>
          <table:table-cell table:formula="of:=IF([.$B26]=[.F$3];[.$C26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7]" office:value-type="float" office:value="10240">
            <text:p>10240</text:p>
          </table:table-cell>
          <table:table-cell table:formula="of:=['Raw X,E2,TDN'.A27]" office:value-type="string" office:string-value="TestTwoDigitNewickRelease">
            <text:p>TestTwoDigitNewickRelease</text:p>
          </table:table-cell>
          <table:table-cell table:formula="of:=['Raw X,E2,TDN'.C27]" office:value-type="float" office:value="0">
            <text:p>0</text:p>
          </table:table-cell>
          <table:table-cell table:formula="of:=IF([.$B27]=[.D$3];[.$C27];&quot; &quot;)" office:value-type="string" office:string-value=" ">
            <text:p><text:s/></text:p>
          </table:table-cell>
          <table:table-cell table:formula="of:=IF([.$B27]=[.E$3];[.$C27];&quot; &quot;)" office:value-type="string" office:string-value=" ">
            <text:p><text:s/></text:p>
          </table:table-cell>
          <table:table-cell table:formula="of:=IF([.$B27]=[.F$3];[.$C27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28]" office:value-type="float" office:value="22528">
            <text:p>22528</text:p>
          </table:table-cell>
          <table:table-cell table:formula="of:=['Raw X,E2,TDN'.A28]" office:value-type="string" office:string-value="MrXLinux               ">
            <text:p>MrXLinux <text:s text:c="14"/></text:p>
          </table:table-cell>
          <table:table-cell table:formula="of:=['Raw X,E2,TDN'.C28]" office:value-type="float" office:value="1">
            <text:p>1</text:p>
          </table:table-cell>
          <table:table-cell table:formula="of:=IF([.$B28]=[.D$3];[.$C28];&quot; &quot;)" office:value-type="float" office:value="1">
            <text:p>1</text:p>
          </table:table-cell>
          <table:table-cell table:formula="of:=IF([.$B28]=[.E$3];[.$C28];&quot; &quot;)" office:value-type="string" office:string-value=" ">
            <text:p><text:s/></text:p>
          </table:table-cell>
          <table:table-cell table:formula="of:=IF([.$B28]=[.F$3];[.$C28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29]" office:value-type="float" office:value="22528">
            <text:p>22528</text:p>
          </table:table-cell>
          <table:table-cell table:formula="of:=['Raw X,E2,TDN'.A29]" office:value-type="string" office:string-value="TestProjectRampal_Endversion2">
            <text:p>TestProjectRampal_Endversion2</text:p>
          </table:table-cell>
          <table:table-cell table:formula="of:=['Raw X,E2,TDN'.C29]" office:value-type="float" office:value="1">
            <text:p>1</text:p>
          </table:table-cell>
          <table:table-cell table:formula="of:=IF([.$B29]=[.D$3];[.$C29];&quot; &quot;)" office:value-type="string" office:string-value=" ">
            <text:p><text:s/></text:p>
          </table:table-cell>
          <table:table-cell table:formula="of:=IF([.$B29]=[.E$3];[.$C29];&quot; &quot;)" office:value-type="float" office:value="1">
            <text:p>1</text:p>
          </table:table-cell>
          <table:table-cell table:formula="of:=IF([.$B29]=[.F$3];[.$C29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0]" office:value-type="float" office:value="22528">
            <text:p>22528</text:p>
          </table:table-cell>
          <table:table-cell table:formula="of:=['Raw X,E2,TDN'.A30]" office:value-type="string" office:string-value="TestTwoDigitNewickRelease">
            <text:p>TestTwoDigitNewickRelease</text:p>
          </table:table-cell>
          <table:table-cell table:formula="of:=['Raw X,E2,TDN'.C30]" office:value-type="float" office:value="0">
            <text:p>0</text:p>
          </table:table-cell>
          <table:table-cell table:formula="of:=IF([.$B30]=[.D$3];[.$C30];&quot; &quot;)" office:value-type="string" office:string-value=" ">
            <text:p><text:s/></text:p>
          </table:table-cell>
          <table:table-cell table:formula="of:=IF([.$B30]=[.E$3];[.$C30];&quot; &quot;)" office:value-type="string" office:string-value=" ">
            <text:p><text:s/></text:p>
          </table:table-cell>
          <table:table-cell table:formula="of:=IF([.$B30]=[.F$3];[.$C30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31]" office:value-type="float" office:value="49152">
            <text:p>49152</text:p>
          </table:table-cell>
          <table:table-cell table:formula="of:=['Raw X,E2,TDN'.A31]" office:value-type="string" office:string-value="MrXLinux               ">
            <text:p>MrXLinux <text:s text:c="14"/></text:p>
          </table:table-cell>
          <table:table-cell table:formula="of:=['Raw X,E2,TDN'.C31]" office:value-type="float" office:value="3">
            <text:p>3</text:p>
          </table:table-cell>
          <table:table-cell table:formula="of:=IF([.$B31]=[.D$3];[.$C31];&quot; &quot;)" office:value-type="float" office:value="3">
            <text:p>3</text:p>
          </table:table-cell>
          <table:table-cell table:formula="of:=IF([.$B31]=[.E$3];[.$C31];&quot; &quot;)" office:value-type="string" office:string-value=" ">
            <text:p><text:s/></text:p>
          </table:table-cell>
          <table:table-cell table:formula="of:=IF([.$B31]=[.F$3];[.$C31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2]" office:value-type="float" office:value="49152">
            <text:p>49152</text:p>
          </table:table-cell>
          <table:table-cell table:formula="of:=['Raw X,E2,TDN'.A32]" office:value-type="string" office:string-value="TestProjectRampal_Endversion2">
            <text:p>TestProjectRampal_Endversion2</text:p>
          </table:table-cell>
          <table:table-cell table:formula="of:=['Raw X,E2,TDN'.C32]" office:value-type="float" office:value="2">
            <text:p>2</text:p>
          </table:table-cell>
          <table:table-cell table:formula="of:=IF([.$B32]=[.D$3];[.$C32];&quot; &quot;)" office:value-type="string" office:string-value=" ">
            <text:p><text:s/></text:p>
          </table:table-cell>
          <table:table-cell table:formula="of:=IF([.$B32]=[.E$3];[.$C32];&quot; &quot;)" office:value-type="float" office:value="2">
            <text:p>2</text:p>
          </table:table-cell>
          <table:table-cell table:formula="of:=IF([.$B32]=[.F$3];[.$C32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3]" office:value-type="float" office:value="49152">
            <text:p>49152</text:p>
          </table:table-cell>
          <table:table-cell table:formula="of:=['Raw X,E2,TDN'.A33]" office:value-type="string" office:string-value="TestTwoDigitNewickRelease">
            <text:p>TestTwoDigitNewickRelease</text:p>
          </table:table-cell>
          <table:table-cell table:formula="of:=['Raw X,E2,TDN'.C33]" office:value-type="float" office:value="0">
            <text:p>0</text:p>
          </table:table-cell>
          <table:table-cell table:formula="of:=IF([.$B33]=[.D$3];[.$C33];&quot; &quot;)" office:value-type="string" office:string-value=" ">
            <text:p><text:s/></text:p>
          </table:table-cell>
          <table:table-cell table:formula="of:=IF([.$B33]=[.E$3];[.$C33];&quot; &quot;)" office:value-type="string" office:string-value=" ">
            <text:p><text:s/></text:p>
          </table:table-cell>
          <table:table-cell table:formula="of:=IF([.$B33]=[.F$3];[.$C33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34]" office:value-type="float" office:value="106496">
            <text:p>106496</text:p>
          </table:table-cell>
          <table:table-cell table:formula="of:=['Raw X,E2,TDN'.A34]" office:value-type="string" office:string-value="MrXLinux               ">
            <text:p>MrXLinux <text:s text:c="14"/></text:p>
          </table:table-cell>
          <table:table-cell table:formula="of:=['Raw X,E2,TDN'.C34]" office:value-type="float" office:value="8">
            <text:p>8</text:p>
          </table:table-cell>
          <table:table-cell table:formula="of:=IF([.$B34]=[.D$3];[.$C34];&quot; &quot;)" office:value-type="float" office:value="8">
            <text:p>8</text:p>
          </table:table-cell>
          <table:table-cell table:formula="of:=IF([.$B34]=[.E$3];[.$C34];&quot; &quot;)" office:value-type="string" office:string-value=" ">
            <text:p><text:s/></text:p>
          </table:table-cell>
          <table:table-cell table:formula="of:=IF([.$B34]=[.F$3];[.$C34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5]" office:value-type="float" office:value="106496">
            <text:p>106496</text:p>
          </table:table-cell>
          <table:table-cell table:formula="of:=['Raw X,E2,TDN'.A35]" office:value-type="string" office:string-value="TestProjectRampal_Endversion2">
            <text:p>TestProjectRampal_Endversion2</text:p>
          </table:table-cell>
          <table:table-cell table:formula="of:=['Raw X,E2,TDN'.C35]" office:value-type="float" office:value="5">
            <text:p>5</text:p>
          </table:table-cell>
          <table:table-cell table:formula="of:=IF([.$B35]=[.D$3];[.$C35];&quot; &quot;)" office:value-type="string" office:string-value=" ">
            <text:p><text:s/></text:p>
          </table:table-cell>
          <table:table-cell table:formula="of:=IF([.$B35]=[.E$3];[.$C35];&quot; &quot;)" office:value-type="float" office:value="5">
            <text:p>5</text:p>
          </table:table-cell>
          <table:table-cell table:formula="of:=IF([.$B35]=[.F$3];[.$C35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6]" office:value-type="float" office:value="106496">
            <text:p>106496</text:p>
          </table:table-cell>
          <table:table-cell table:formula="of:=['Raw X,E2,TDN'.A36]" office:value-type="string" office:string-value="TestTwoDigitNewickRelease">
            <text:p>TestTwoDigitNewickRelease</text:p>
          </table:table-cell>
          <table:table-cell table:formula="of:=['Raw X,E2,TDN'.C36]" office:value-type="float" office:value="0">
            <text:p>0</text:p>
          </table:table-cell>
          <table:table-cell table:formula="of:=IF([.$B36]=[.D$3];[.$C36];&quot; &quot;)" office:value-type="string" office:string-value=" ">
            <text:p><text:s/></text:p>
          </table:table-cell>
          <table:table-cell table:formula="of:=IF([.$B36]=[.E$3];[.$C36];&quot; &quot;)" office:value-type="string" office:string-value=" ">
            <text:p><text:s/></text:p>
          </table:table-cell>
          <table:table-cell table:formula="of:=IF([.$B36]=[.F$3];[.$C36];&quot; 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X,E2,TDN'.F37]" office:value-type="float" office:value="229376">
            <text:p>229376</text:p>
          </table:table-cell>
          <table:table-cell table:formula="of:=['Raw X,E2,TDN'.A37]" office:value-type="string" office:string-value="MrXLinux               ">
            <text:p>MrXLinux <text:s text:c="14"/></text:p>
          </table:table-cell>
          <table:table-cell table:formula="of:=['Raw X,E2,TDN'.C37]" office:value-type="float" office:value="0">
            <text:p>0</text:p>
          </table:table-cell>
          <table:table-cell/>
          <table:table-cell table:formula="of:=IF([.$B37]=[.E$3];[.$C37];&quot; &quot;)" office:value-type="string" office:string-value=" ">
            <text:p><text:s/></text:p>
          </table:table-cell>
          <table:table-cell table:formula="of:=IF([.$B37]=[.F$3];[.$C37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8]" office:value-type="float" office:value="229376">
            <text:p>229376</text:p>
          </table:table-cell>
          <table:table-cell table:formula="of:=['Raw X,E2,TDN'.A38]" office:value-type="string" office:string-value="TestProjectRampal_Endversion2">
            <text:p>TestProjectRampal_Endversion2</text:p>
          </table:table-cell>
          <table:table-cell table:formula="of:=['Raw X,E2,TDN'.C38]" office:value-type="float" office:value="12">
            <text:p>12</text:p>
          </table:table-cell>
          <table:table-cell table:formula="of:=IF([.$B38]=[.D$3];[.$C38];&quot; &quot;)" office:value-type="string" office:string-value=" ">
            <text:p><text:s/></text:p>
          </table:table-cell>
          <table:table-cell table:formula="of:=IF([.$B38]=[.E$3];[.$C38];&quot; &quot;)" office:value-type="float" office:value="12">
            <text:p>12</text:p>
          </table:table-cell>
          <table:table-cell table:formula="of:=IF([.$B38]=[.F$3];[.$C38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39]" office:value-type="float" office:value="229376">
            <text:p>229376</text:p>
          </table:table-cell>
          <table:table-cell table:formula="of:=['Raw X,E2,TDN'.A39]" office:value-type="string" office:string-value="TestTwoDigitNewickRelease">
            <text:p>TestTwoDigitNewickRelease</text:p>
          </table:table-cell>
          <table:table-cell table:formula="of:=['Raw X,E2,TDN'.C39]" office:value-type="float" office:value="1">
            <text:p>1</text:p>
          </table:table-cell>
          <table:table-cell table:formula="of:=IF([.$B39]=[.D$3];[.$C39];&quot; &quot;)" office:value-type="string" office:string-value=" ">
            <text:p><text:s/></text:p>
          </table:table-cell>
          <table:table-cell table:formula="of:=IF([.$B39]=[.E$3];[.$C39];&quot; &quot;)" office:value-type="string" office:string-value=" ">
            <text:p><text:s/></text:p>
          </table:table-cell>
          <table:table-cell table:formula="of:=IF([.$B39]=[.F$3];[.$C39];&quot; &quot;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'Raw X,E2,TDN'.F40]" office:value-type="float" office:value="491520">
            <text:p>491520</text:p>
          </table:table-cell>
          <table:table-cell table:formula="of:=['Raw X,E2,TDN'.A40]" office:value-type="string" office:string-value="MrXLinux               ">
            <text:p>MrXLinux <text:s text:c="14"/></text:p>
          </table:table-cell>
          <table:table-cell table:formula="of:=['Raw X,E2,TDN'.C40]" office:value-type="float" office:value="0">
            <text:p>0</text:p>
          </table:table-cell>
          <table:table-cell/>
          <table:table-cell table:formula="of:=IF([.$B40]=[.E$3];[.$C40];&quot; &quot;)" office:value-type="string" office:string-value=" ">
            <text:p><text:s/></text:p>
          </table:table-cell>
          <table:table-cell table:formula="of:=IF([.$B40]=[.F$3];[.$C40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41]" office:value-type="float" office:value="491520">
            <text:p>491520</text:p>
          </table:table-cell>
          <table:table-cell table:formula="of:=['Raw X,E2,TDN'.A41]" office:value-type="string" office:string-value="TestProjectRampal_Endversion2">
            <text:p>TestProjectRampal_Endversion2</text:p>
          </table:table-cell>
          <table:table-cell table:formula="of:=['Raw X,E2,TDN'.C41]" office:value-type="float" office:value="28">
            <text:p>28</text:p>
          </table:table-cell>
          <table:table-cell table:formula="of:=IF([.$B41]=[.D$3];[.$C41];&quot; &quot;)" office:value-type="string" office:string-value=" ">
            <text:p><text:s/></text:p>
          </table:table-cell>
          <table:table-cell table:formula="of:=IF([.$B41]=[.E$3];[.$C41];&quot; &quot;)" office:value-type="float" office:value="28">
            <text:p>28</text:p>
          </table:table-cell>
          <table:table-cell table:formula="of:=IF([.$B41]=[.F$3];[.$C41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42]" office:value-type="float" office:value="491520">
            <text:p>491520</text:p>
          </table:table-cell>
          <table:table-cell table:formula="of:=['Raw X,E2,TDN'.A42]" office:value-type="string" office:string-value="TestTwoDigitNewickRelease">
            <text:p>TestTwoDigitNewickRelease</text:p>
          </table:table-cell>
          <table:table-cell table:formula="of:=['Raw X,E2,TDN'.C42]" office:value-type="float" office:value="1">
            <text:p>1</text:p>
          </table:table-cell>
          <table:table-cell table:formula="of:=IF([.$B42]=[.D$3];[.$C42];&quot; &quot;)" office:value-type="string" office:string-value=" ">
            <text:p><text:s/></text:p>
          </table:table-cell>
          <table:table-cell table:formula="of:=IF([.$B42]=[.E$3];[.$C42];&quot; &quot;)" office:value-type="string" office:string-value=" ">
            <text:p><text:s/></text:p>
          </table:table-cell>
          <table:table-cell table:formula="of:=IF([.$B42]=[.F$3];[.$C42];&quot; &quot;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'Raw X,E2,TDN'.F43]" office:value-type="float" office:value="1048576">
            <text:p>1048576</text:p>
          </table:table-cell>
          <table:table-cell table:formula="of:=['Raw X,E2,TDN'.A43]" office:value-type="string" office:string-value="MrXLinux               ">
            <text:p>MrXLinux <text:s text:c="14"/></text:p>
          </table:table-cell>
          <table:table-cell table:formula="of:=['Raw X,E2,TDN'.C43]" office:value-type="float" office:value="0">
            <text:p>0</text:p>
          </table:table-cell>
          <table:table-cell/>
          <table:table-cell table:formula="of:=IF([.$B43]=[.E$3];[.$C43];&quot; &quot;)" office:value-type="string" office:string-value=" ">
            <text:p><text:s/></text:p>
          </table:table-cell>
          <table:table-cell table:formula="of:=IF([.$B43]=[.F$3];[.$C43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44]" office:value-type="float" office:value="1048576">
            <text:p>1048576</text:p>
          </table:table-cell>
          <table:table-cell table:formula="of:=['Raw X,E2,TDN'.A44]" office:value-type="string" office:string-value="TestProjectRampal_Endversion2">
            <text:p>TestProjectRampal_Endversion2</text:p>
          </table:table-cell>
          <table:table-cell table:formula="of:=['Raw X,E2,TDN'.C44]" office:value-type="float" office:value="67">
            <text:p>67</text:p>
          </table:table-cell>
          <table:table-cell table:formula="of:=IF([.$B44]=[.D$3];[.$C44];&quot; &quot;)" office:value-type="string" office:string-value=" ">
            <text:p><text:s/></text:p>
          </table:table-cell>
          <table:table-cell table:formula="of:=IF([.$B44]=[.E$3];[.$C44];&quot; &quot;)" office:value-type="float" office:value="67">
            <text:p>67</text:p>
          </table:table-cell>
          <table:table-cell table:formula="of:=IF([.$B44]=[.F$3];[.$C44];&quot; &quot;)" office:value-type="string" office:string-value=" ">
            <text:p><text:s/></text:p>
          </table:table-cell>
          <table:table-cell table:number-columns-repeated="2"/>
        </table:table-row>
        <table:table-row table:style-name="ro1">
          <table:table-cell table:formula="of:=['Raw X,E2,TDN'.F45]" office:value-type="float" office:value="1048576">
            <text:p>1048576</text:p>
          </table:table-cell>
          <table:table-cell table:formula="of:=['Raw X,E2,TDN'.A45]" office:value-type="string" office:string-value="TestTwoDigitNewickRelease">
            <text:p>TestTwoDigitNewickRelease</text:p>
          </table:table-cell>
          <table:table-cell table:formula="of:=['Raw X,E2,TDN'.C45]" office:value-type="float" office:value="1">
            <text:p>1</text:p>
          </table:table-cell>
          <table:table-cell table:formula="of:=IF([.$B45]=[.D$3];[.$C45];&quot; &quot;)" office:value-type="string" office:string-value=" ">
            <text:p><text:s/></text:p>
          </table:table-cell>
          <table:table-cell table:formula="of:=IF([.$B45]=[.E$3];[.$C45];&quot; &quot;)" office:value-type="string" office:string-value=" ">
            <text:p><text:s/></text:p>
          </table:table-cell>
          <table:table-cell table:formula="of:=IF([.$B45]=[.F$3];[.$C45];&quot; &quot;)" office:value-type="float" office:value="1">
            <text:p>1</text:p>
          </table:table-cell>
          <table:table-cell table:number-columns-repeated="2"/>
        </table:table-row>
      </table:table>
      <table:table table:name="Raw E2 vs TDN" table:style-name="ta1" table:print="false">
        <table:table-column table:style-name="co6" table:number-columns-repeated="6" table:default-cell-style-name="Default"/>
        <table:table-row table:style-name="ro1">
          <table:table-cell office:value-type="string">
            <text:p>Test name</text:p>
          </table:table-cell>
          <table:table-cell office:value-type="string">
            <text:p>Probability</text:p>
          </table:table-cell>
          <table:table-cell office:value-type="string">
            <text:p>Time (sec)</text:p>
          </table:table-cell>
          <table:table-cell office:value-type="string">
            <text:p>Newick</text:p>
          </table:table-cell>
          <table:table-cell office:value-type="string">
            <text:p>Theta</text:p>
          </table:table-cell>
          <table:table-cell office:value-type="string">
            <text:p>Complexity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7.95526e-28</text:p>
          </table:table-cell>
          <table:table-cell office:value-type="float" office:value="1">
            <text:p>1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95526e-28</text:p>
          </table:table-cell>
          <table:table-cell office:value-type="float" office:value="0">
            <text:p>0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1889e-32</text:p>
          </table:table-cell>
          <table:table-cell office:value-type="float" office:value="4">
            <text:p>4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1889e-32</text:p>
          </table:table-cell>
          <table:table-cell office:value-type="float" office:value="0">
            <text:p>0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1.27115e-37</text:p>
          </table:table-cell>
          <table:table-cell office:value-type="float" office:value="15">
            <text:p>15</text:p>
          </table:table-cell>
          <table:table-cell office:value-type="string">
            <text:p>(((((((((3,3),3),3),3),3),3),3),3),3)</text:p>
          </table:table-cell>
          <table:table-cell office:value-type="float" office:value="10">
            <text:p>10</text:p>
          </table:table-cell>
          <table:table-cell office:value-type="float" office:value="590490">
            <text:p>59049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7115e-37</text:p>
          </table:table-cell>
          <table:table-cell office:value-type="float" office:value="0">
            <text:p>0</text:p>
          </table:table-cell>
          <table:table-cell office:value-type="string">
            <text:p>(((((((((3,3),3),3),3),3),3),3),3),3)</text:p>
          </table:table-cell>
          <table:table-cell office:value-type="float" office:value="10">
            <text:p>10</text:p>
          </table:table-cell>
          <table:table-cell office:value-type="float" office:value="590490">
            <text:p>590490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9.49901e-43</text:p>
          </table:table-cell>
          <table:table-cell office:value-type="float" office:value="57">
            <text:p>57</text:p>
          </table:table-cell>
          <table:table-cell office:value-type="string">
            <text:p>((((((((((3,3),3),3),3),3),3),3),3),3),3)</text:p>
          </table:table-cell>
          <table:table-cell office:value-type="float" office:value="10">
            <text:p>10</text:p>
          </table:table-cell>
          <table:table-cell office:value-type="float" office:value="1948617">
            <text:p>194861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49901e-43</text:p>
          </table:table-cell>
          <table:table-cell office:value-type="float" office:value="1">
            <text:p>1</text:p>
          </table:table-cell>
          <table:table-cell office:value-type="string">
            <text:p>((((((((((3,3),3),3),3),3),3),3),3),3),3)</text:p>
          </table:table-cell>
          <table:table-cell office:value-type="float" office:value="10">
            <text:p>10</text:p>
          </table:table-cell>
          <table:table-cell office:value-type="float" office:value="1948617">
            <text:p>1948617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5.27887e-48</text:p>
          </table:table-cell>
          <table:table-cell office:value-type="float" office:value="214">
            <text:p>214</text:p>
          </table:table-cell>
          <table:table-cell office:value-type="string">
            <text:p>(((((((((((3,3),3),3),3),3),3),3),3),3),3),3)</text:p>
          </table:table-cell>
          <table:table-cell office:value-type="float" office:value="10">
            <text:p>10</text:p>
          </table:table-cell>
          <table:table-cell office:value-type="float" office:value="6377292">
            <text:p>63772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27887e-48</text:p>
          </table:table-cell>
          <table:table-cell office:value-type="float" office:value="6">
            <text:p>6</text:p>
          </table:table-cell>
          <table:table-cell office:value-type="string">
            <text:p>(((((((((((3,3),3),3),3),3),3),3),3),3),3),3)</text:p>
          </table:table-cell>
          <table:table-cell office:value-type="float" office:value="10">
            <text:p>10</text:p>
          </table:table-cell>
          <table:table-cell office:value-type="float" office:value="6377292">
            <text:p>6377292</text:p>
          </table:table-cell>
        </table:table-row>
        <table:table-row table:style-name="ro1">
          <table:table-cell office:value-type="string">
            <text:p>TestProjectRampal_Endversion2</text:p>
          </table:table-cell>
          <table:table-cell office:value-type="string">
            <text:p>2.2385e-53</text:p>
          </table:table-cell>
          <table:table-cell office:value-type="float" office:value="797">
            <text:p>797</text:p>
          </table:table-cell>
          <table:table-cell office:value-type="string">
            <text:p>((((((((((((3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0726199">
            <text:p>2072619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385e-53</text:p>
          </table:table-cell>
          <table:table-cell office:value-type="float" office:value="22">
            <text:p>22</text:p>
          </table:table-cell>
          <table:table-cell office:value-type="string">
            <text:p>((((((((((((3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0726199">
            <text:p>20726199</text:p>
          </table:table-cell>
        </table:table-row>
      </table:table>
      <table:table table:name="Compare E2 and TDN" table:style-name="ta1" table:print="false">
        <table:table-column table:style-name="co6" table:number-columns-repeated="11" table:default-cell-style-name="Default"/>
        <table:table-row table:style-name="ro1">
          <table:table-cell table:number-columns-repeated="7"/>
          <table:table-cell table:formula="of:=[.E3]" office:value-type="string" office:string-value="TestProjectRampal_Endversion2">
            <text:p>TestProjectRampal_Endversion2</text:p>
          </table:table-cell>
          <table:table-cell table:formula="of:=[.E4]" office:value-type="string" office:string-value="TestTwoDigitNewickRelease">
            <text:p>TestTwoDigitNewickRelease</text:p>
          </table:table-cell>
          <table:table-cell table:number-columns-repeated="2"/>
        </table:table-row>
        <table:table-row table:style-name="ro1">
          <table:table-cell table:formula="of:=['Raw E2 vs TDN'.A1]" office:value-type="string" office:string-value="Test name">
            <text:p>Test name</text:p>
          </table:table-cell>
          <table:table-cell table:formula="of:=['Raw E2 vs TDN'.C1]" office:value-type="string" office:string-value="Time (sec)">
            <text:p>Time (sec)</text:p>
          </table:table-cell>
          <table:table-cell table:formula="of:=['Raw E2 vs TDN'.F1]" office:value-type="string" office:string-value="Complexity">
            <text:p>Complexity</text:p>
          </table:table-cell>
          <table:table-cell/>
          <table:table-cell table:formula="of:=[.A2]" office:value-type="string" office:string-value="Test name">
            <text:p>Test name</text:p>
          </table:table-cell>
          <table:table-cell table:formula="of:=[.C2]" office:value-type="string" office:string-value="Complexity">
            <text:p>Complexity</text:p>
          </table:table-cell>
          <table:table-cell office:value-type="string">
            <text:p>LOG10(Complexity)</text:p>
          </table:table-cell>
          <table:table-cell office:value-type="string">
            <text:p>Time E2 (sec)</text:p>
          </table:table-cell>
          <table:table-cell office:value-type="string">
            <text:p>Time TDN (sec)</text:p>
          </table:table-cell>
          <table:table-cell office:value-type="string">
            <text:p>log10(time E2 (sec))</text:p>
          </table:table-cell>
          <table:table-cell office:value-type="string">
            <text:p>log10(time TDN (sec))</text:p>
          </table:table-cell>
        </table:table-row>
        <table:table-row table:style-name="ro1">
          <table:table-cell table:formula="of:=['Raw E2 vs TDN'.A2]" office:value-type="string" office:string-value="TestProjectRampal_Endversion2">
            <text:p>TestProjectRampal_Endversion2</text:p>
          </table:table-cell>
          <table:table-cell table:formula="of:=['Raw E2 vs TDN'.C2]" office:value-type="float" office:value="0">
            <text:p>0</text:p>
          </table:table-cell>
          <table:table-cell table:formula="of:=['Raw E2 vs TDN'.F2]" office:value-type="float" office:value="81">
            <text:p>81</text:p>
          </table:table-cell>
          <table:table-cell/>
          <table:table-cell table:formula="of:=[.A3]" office:value-type="string" office:string-value="TestProjectRampal_Endversion2">
            <text:p>TestProjectRampal_Endversion2</text:p>
          </table:table-cell>
          <table:table-cell table:formula="of:=[.C3]" office:value-type="float" office:value="81">
            <text:p>81</text:p>
          </table:table-cell>
          <table:table-cell table:formula="of:=LOG10([.F3])" office:value-type="float" office:value="1.90848501887865">
            <text:p>1,90848501887865</text:p>
          </table:table-cell>
          <table:table-cell table:formula="of:=IF([.$E3]=[.H$1];[.$B3];&quot;&quot;)" office:value-type="float" office:value="0">
            <text:p>0</text:p>
          </table:table-cell>
          <table:table-cell table:formula="of:=IF([.$E3]=[.I$1];[.$B3];&quot;&quot;)">
            <text:p/>
          </table:table-cell>
          <table:table-cell table:number-columns-repeated="2"/>
        </table:table-row>
        <table:table-row table:style-name="ro1">
          <table:table-cell table:formula="of:=['Raw E2 vs TDN'.A3]" office:value-type="string" office:string-value="TestTwoDigitNewickRelease">
            <text:p>TestTwoDigitNewickRelease</text:p>
          </table:table-cell>
          <table:table-cell table:formula="of:=['Raw E2 vs TDN'.C3]" office:value-type="float" office:value="0">
            <text:p>0</text:p>
          </table:table-cell>
          <table:table-cell table:formula="of:=['Raw E2 vs TDN'.F3]" office:value-type="float" office:value="81">
            <text:p>81</text:p>
          </table:table-cell>
          <table:table-cell/>
          <table:table-cell table:formula="of:=[.A4]" office:value-type="string" office:string-value="TestTwoDigitNewickRelease">
            <text:p>TestTwoDigitNewickRelease</text:p>
          </table:table-cell>
          <table:table-cell table:formula="of:=[.C4]" office:value-type="float" office:value="81">
            <text:p>81</text:p>
          </table:table-cell>
          <table:table-cell table:formula="of:=LOG10([.F4])" office:value-type="float" office:value="1.90848501887865">
            <text:p>1,90848501887865</text:p>
          </table:table-cell>
          <table:table-cell table:formula="of:=IF([.$E4]=[.H$1];[.$B4];&quot;&quot;)">
            <text:p/>
          </table:table-cell>
          <table:table-cell table:formula="of:=IF([.$E4]=[.I$1];[.$B4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4]" office:value-type="string" office:string-value="TestProjectRampal_Endversion2">
            <text:p>TestProjectRampal_Endversion2</text:p>
          </table:table-cell>
          <table:table-cell table:formula="of:=['Raw E2 vs TDN'.C4]" office:value-type="float" office:value="0">
            <text:p>0</text:p>
          </table:table-cell>
          <table:table-cell table:formula="of:=['Raw E2 vs TDN'.F4]" office:value-type="float" office:value="324">
            <text:p>324</text:p>
          </table:table-cell>
          <table:table-cell/>
          <table:table-cell table:formula="of:=[.A5]" office:value-type="string" office:string-value="TestProjectRampal_Endversion2">
            <text:p>TestProjectRampal_Endversion2</text:p>
          </table:table-cell>
          <table:table-cell table:formula="of:=[.C5]" office:value-type="float" office:value="324">
            <text:p>324</text:p>
          </table:table-cell>
          <table:table-cell table:formula="of:=LOG10([.F5])" office:value-type="float" office:value="2.51054501020661">
            <text:p>2,51054501020661</text:p>
          </table:table-cell>
          <table:table-cell table:formula="of:=IF([.$E5]=[.H$1];[.$B5];&quot;&quot;)" office:value-type="float" office:value="0">
            <text:p>0</text:p>
          </table:table-cell>
          <table:table-cell table:formula="of:=IF([.$E5]=[.I$1];[.$B5];&quot;&quot;)">
            <text:p/>
          </table:table-cell>
          <table:table-cell table:number-columns-repeated="2"/>
        </table:table-row>
        <table:table-row table:style-name="ro1">
          <table:table-cell table:formula="of:=['Raw E2 vs TDN'.A5]" office:value-type="string" office:string-value="TestTwoDigitNewickRelease">
            <text:p>TestTwoDigitNewickRelease</text:p>
          </table:table-cell>
          <table:table-cell table:formula="of:=['Raw E2 vs TDN'.C5]" office:value-type="float" office:value="0">
            <text:p>0</text:p>
          </table:table-cell>
          <table:table-cell table:formula="of:=['Raw E2 vs TDN'.F5]" office:value-type="float" office:value="324">
            <text:p>324</text:p>
          </table:table-cell>
          <table:table-cell/>
          <table:table-cell table:formula="of:=[.A6]" office:value-type="string" office:string-value="TestTwoDigitNewickRelease">
            <text:p>TestTwoDigitNewickRelease</text:p>
          </table:table-cell>
          <table:table-cell table:formula="of:=[.C6]" office:value-type="float" office:value="324">
            <text:p>324</text:p>
          </table:table-cell>
          <table:table-cell table:formula="of:=LOG10([.F6])" office:value-type="float" office:value="2.51054501020661">
            <text:p>2,51054501020661</text:p>
          </table:table-cell>
          <table:table-cell table:formula="of:=IF([.$E6]=[.H$1];[.$B6];&quot;&quot;)">
            <text:p/>
          </table:table-cell>
          <table:table-cell table:formula="of:=IF([.$E6]=[.I$1];[.$B6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6]" office:value-type="string" office:string-value="TestProjectRampal_Endversion2">
            <text:p>TestProjectRampal_Endversion2</text:p>
          </table:table-cell>
          <table:table-cell table:formula="of:=['Raw E2 vs TDN'.C6]" office:value-type="float" office:value="0">
            <text:p>0</text:p>
          </table:table-cell>
          <table:table-cell table:formula="of:=['Raw E2 vs TDN'.F6]" office:value-type="float" office:value="1215">
            <text:p>1215</text:p>
          </table:table-cell>
          <table:table-cell/>
          <table:table-cell table:formula="of:=[.A7]" office:value-type="string" office:string-value="TestProjectRampal_Endversion2">
            <text:p>TestProjectRampal_Endversion2</text:p>
          </table:table-cell>
          <table:table-cell table:formula="of:=[.C7]" office:value-type="float" office:value="1215">
            <text:p>1215</text:p>
          </table:table-cell>
          <table:table-cell table:formula="of:=LOG10([.F7])" office:value-type="float" office:value="3.08457627793433">
            <text:p>3,08457627793433</text:p>
          </table:table-cell>
          <table:table-cell table:formula="of:=IF([.$E7]=[.H$1];[.$B7];&quot;&quot;)" office:value-type="float" office:value="0">
            <text:p>0</text:p>
          </table:table-cell>
          <table:table-cell table:formula="of:=IF([.$E7]=[.I$1];[.$B7];&quot;&quot;)">
            <text:p/>
          </table:table-cell>
          <table:table-cell table:number-columns-repeated="2"/>
        </table:table-row>
        <table:table-row table:style-name="ro1">
          <table:table-cell table:formula="of:=['Raw E2 vs TDN'.A7]" office:value-type="string" office:string-value="TestTwoDigitNewickRelease">
            <text:p>TestTwoDigitNewickRelease</text:p>
          </table:table-cell>
          <table:table-cell table:formula="of:=['Raw E2 vs TDN'.C7]" office:value-type="float" office:value="0">
            <text:p>0</text:p>
          </table:table-cell>
          <table:table-cell table:formula="of:=['Raw E2 vs TDN'.F7]" office:value-type="float" office:value="1215">
            <text:p>1215</text:p>
          </table:table-cell>
          <table:table-cell/>
          <table:table-cell table:formula="of:=[.A8]" office:value-type="string" office:string-value="TestTwoDigitNewickRelease">
            <text:p>TestTwoDigitNewickRelease</text:p>
          </table:table-cell>
          <table:table-cell table:formula="of:=[.C8]" office:value-type="float" office:value="1215">
            <text:p>1215</text:p>
          </table:table-cell>
          <table:table-cell table:formula="of:=LOG10([.F8])" office:value-type="float" office:value="3.08457627793433">
            <text:p>3,08457627793433</text:p>
          </table:table-cell>
          <table:table-cell table:formula="of:=IF([.$E8]=[.H$1];[.$B8];&quot;&quot;)">
            <text:p/>
          </table:table-cell>
          <table:table-cell table:formula="of:=IF([.$E8]=[.I$1];[.$B8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8]" office:value-type="string" office:string-value="TestProjectRampal_Endversion2">
            <text:p>TestProjectRampal_Endversion2</text:p>
          </table:table-cell>
          <table:table-cell table:formula="of:=['Raw E2 vs TDN'.C8]" office:value-type="float" office:value="0">
            <text:p>0</text:p>
          </table:table-cell>
          <table:table-cell table:formula="of:=['Raw E2 vs TDN'.F8]" office:value-type="float" office:value="4374">
            <text:p>4374</text:p>
          </table:table-cell>
          <table:table-cell/>
          <table:table-cell table:formula="of:=[.A9]" office:value-type="string" office:string-value="TestProjectRampal_Endversion2">
            <text:p>TestProjectRampal_Endversion2</text:p>
          </table:table-cell>
          <table:table-cell table:formula="of:=[.C9]" office:value-type="float" office:value="4374">
            <text:p>4374</text:p>
          </table:table-cell>
          <table:table-cell table:formula="of:=LOG10([.F9])" office:value-type="float" office:value="3.64087877870162">
            <text:p>3,64087877870162</text:p>
          </table:table-cell>
          <table:table-cell table:formula="of:=IF([.$E9]=[.H$1];[.$B9];&quot;&quot;)" office:value-type="float" office:value="0">
            <text:p>0</text:p>
          </table:table-cell>
          <table:table-cell table:formula="of:=IF([.$E9]=[.I$1];[.$B9];&quot;&quot;)">
            <text:p/>
          </table:table-cell>
          <table:table-cell table:number-columns-repeated="2"/>
        </table:table-row>
        <table:table-row table:style-name="ro1">
          <table:table-cell table:formula="of:=['Raw E2 vs TDN'.A9]" office:value-type="string" office:string-value="TestTwoDigitNewickRelease">
            <text:p>TestTwoDigitNewickRelease</text:p>
          </table:table-cell>
          <table:table-cell table:formula="of:=['Raw E2 vs TDN'.C9]" office:value-type="float" office:value="0">
            <text:p>0</text:p>
          </table:table-cell>
          <table:table-cell table:formula="of:=['Raw E2 vs TDN'.F9]" office:value-type="float" office:value="4374">
            <text:p>4374</text:p>
          </table:table-cell>
          <table:table-cell/>
          <table:table-cell table:formula="of:=[.A10]" office:value-type="string" office:string-value="TestTwoDigitNewickRelease">
            <text:p>TestTwoDigitNewickRelease</text:p>
          </table:table-cell>
          <table:table-cell table:formula="of:=[.C10]" office:value-type="float" office:value="4374">
            <text:p>4374</text:p>
          </table:table-cell>
          <table:table-cell table:formula="of:=LOG10([.F10])" office:value-type="float" office:value="3.64087877870162">
            <text:p>3,64087877870162</text:p>
          </table:table-cell>
          <table:table-cell table:formula="of:=IF([.$E10]=[.H$1];[.$B10];&quot;&quot;)">
            <text:p/>
          </table:table-cell>
          <table:table-cell table:formula="of:=IF([.$E10]=[.I$1];[.$B10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10]" office:value-type="string" office:string-value="TestProjectRampal_Endversion2">
            <text:p>TestProjectRampal_Endversion2</text:p>
          </table:table-cell>
          <table:table-cell table:formula="of:=['Raw E2 vs TDN'.C10]" office:value-type="float" office:value="0">
            <text:p>0</text:p>
          </table:table-cell>
          <table:table-cell table:formula="of:=['Raw E2 vs TDN'.F10]" office:value-type="float" office:value="15309">
            <text:p>15309</text:p>
          </table:table-cell>
          <table:table-cell/>
          <table:table-cell table:formula="of:=[.A11]" office:value-type="string" office:string-value="TestProjectRampal_Endversion2">
            <text:p>TestProjectRampal_Endversion2</text:p>
          </table:table-cell>
          <table:table-cell table:formula="of:=[.C11]" office:value-type="float" office:value="15309">
            <text:p>15309</text:p>
          </table:table-cell>
          <table:table-cell table:formula="of:=LOG10([.F11])" office:value-type="float" office:value="4.18494682305189">
            <text:p>4,18494682305189</text:p>
          </table:table-cell>
          <table:table-cell table:formula="of:=IF([.$E11]=[.H$1];[.$B11];&quot;&quot;)" office:value-type="float" office:value="0">
            <text:p>0</text:p>
          </table:table-cell>
          <table:table-cell table:formula="of:=IF([.$E11]=[.I$1];[.$B11];&quot;&quot;)">
            <text:p/>
          </table:table-cell>
          <table:table-cell table:number-columns-repeated="2"/>
        </table:table-row>
        <table:table-row table:style-name="ro1">
          <table:table-cell table:formula="of:=['Raw E2 vs TDN'.A11]" office:value-type="string" office:string-value="TestTwoDigitNewickRelease">
            <text:p>TestTwoDigitNewickRelease</text:p>
          </table:table-cell>
          <table:table-cell table:formula="of:=['Raw E2 vs TDN'.C11]" office:value-type="float" office:value="0">
            <text:p>0</text:p>
          </table:table-cell>
          <table:table-cell table:formula="of:=['Raw E2 vs TDN'.F11]" office:value-type="float" office:value="15309">
            <text:p>15309</text:p>
          </table:table-cell>
          <table:table-cell/>
          <table:table-cell table:formula="of:=[.A12]" office:value-type="string" office:string-value="TestTwoDigitNewickRelease">
            <text:p>TestTwoDigitNewickRelease</text:p>
          </table:table-cell>
          <table:table-cell table:formula="of:=[.C12]" office:value-type="float" office:value="15309">
            <text:p>15309</text:p>
          </table:table-cell>
          <table:table-cell table:formula="of:=LOG10([.F12])" office:value-type="float" office:value="4.18494682305189">
            <text:p>4,18494682305189</text:p>
          </table:table-cell>
          <table:table-cell table:formula="of:=IF([.$E12]=[.H$1];[.$B12];&quot;&quot;)">
            <text:p/>
          </table:table-cell>
          <table:table-cell table:formula="of:=IF([.$E12]=[.I$1];[.$B12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12]" office:value-type="string" office:string-value="TestProjectRampal_Endversion2">
            <text:p>TestProjectRampal_Endversion2</text:p>
          </table:table-cell>
          <table:table-cell table:formula="of:=['Raw E2 vs TDN'.C12]" office:value-type="float" office:value="1">
            <text:p>1</text:p>
          </table:table-cell>
          <table:table-cell table:formula="of:=['Raw E2 vs TDN'.F12]" office:value-type="float" office:value="52488">
            <text:p>52488</text:p>
          </table:table-cell>
          <table:table-cell/>
          <table:table-cell table:formula="of:=[.A13]" office:value-type="string" office:string-value="TestProjectRampal_Endversion2">
            <text:p>TestProjectRampal_Endversion2</text:p>
          </table:table-cell>
          <table:table-cell table:formula="of:=[.C13]" office:value-type="float" office:value="52488">
            <text:p>52488</text:p>
          </table:table-cell>
          <table:table-cell table:formula="of:=LOG10([.F13])" office:value-type="float" office:value="4.72006002474924">
            <text:p>4,72006002474924</text:p>
          </table:table-cell>
          <table:table-cell table:formula="of:=IF([.$E13]=[.H$1];[.$B13];&quot;&quot;)" office:value-type="float" office:value="1">
            <text:p>1</text:p>
          </table:table-cell>
          <table:table-cell table:formula="of:=IF([.$E13]=[.I$1];[.$B13];&quot;&quot;)">
            <text:p/>
          </table:table-cell>
          <table:table-cell table:number-columns-repeated="2"/>
        </table:table-row>
        <table:table-row table:style-name="ro1">
          <table:table-cell table:formula="of:=['Raw E2 vs TDN'.A13]" office:value-type="string" office:string-value="TestTwoDigitNewickRelease">
            <text:p>TestTwoDigitNewickRelease</text:p>
          </table:table-cell>
          <table:table-cell table:formula="of:=['Raw E2 vs TDN'.C13]" office:value-type="float" office:value="0">
            <text:p>0</text:p>
          </table:table-cell>
          <table:table-cell table:formula="of:=['Raw E2 vs TDN'.F13]" office:value-type="float" office:value="52488">
            <text:p>52488</text:p>
          </table:table-cell>
          <table:table-cell/>
          <table:table-cell table:formula="of:=[.A14]" office:value-type="string" office:string-value="TestTwoDigitNewickRelease">
            <text:p>TestTwoDigitNewickRelease</text:p>
          </table:table-cell>
          <table:table-cell table:formula="of:=[.C14]" office:value-type="float" office:value="52488">
            <text:p>52488</text:p>
          </table:table-cell>
          <table:table-cell table:formula="of:=LOG10([.F14])" office:value-type="float" office:value="4.72006002474924">
            <text:p>4,72006002474924</text:p>
          </table:table-cell>
          <table:table-cell table:formula="of:=IF([.$E14]=[.H$1];[.$B14];&quot;&quot;)">
            <text:p/>
          </table:table-cell>
          <table:table-cell table:formula="of:=IF([.$E14]=[.I$1];[.$B14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14]" office:value-type="string" office:string-value="TestProjectRampal_Endversion2">
            <text:p>TestProjectRampal_Endversion2</text:p>
          </table:table-cell>
          <table:table-cell table:formula="of:=['Raw E2 vs TDN'.C14]" office:value-type="float" office:value="4">
            <text:p>4</text:p>
          </table:table-cell>
          <table:table-cell table:formula="of:=['Raw E2 vs TDN'.F14]" office:value-type="float" office:value="177147">
            <text:p>177147</text:p>
          </table:table-cell>
          <table:table-cell/>
          <table:table-cell table:formula="of:=[.A15]" office:value-type="string" office:string-value="TestProjectRampal_Endversion2">
            <text:p>TestProjectRampal_Endversion2</text:p>
          </table:table-cell>
          <table:table-cell table:formula="of:=[.C15]" office:value-type="float" office:value="177147">
            <text:p>177147</text:p>
          </table:table-cell>
          <table:table-cell table:formula="of:=LOG10([.F15])" office:value-type="float" office:value="5.24833380191629">
            <text:p>5,24833380191629</text:p>
          </table:table-cell>
          <table:table-cell table:formula="of:=IF([.$E15]=[.H$1];[.$B15];&quot;&quot;)" office:value-type="float" office:value="4">
            <text:p>4</text:p>
          </table:table-cell>
          <table:table-cell table:formula="of:=IF([.$E15]=[.I$1];[.$B15];&quot;&quot;)">
            <text:p/>
          </table:table-cell>
          <table:table-cell table:number-columns-repeated="2"/>
        </table:table-row>
        <table:table-row table:style-name="ro1">
          <table:table-cell table:formula="of:=['Raw E2 vs TDN'.A15]" office:value-type="string" office:string-value="TestTwoDigitNewickRelease">
            <text:p>TestTwoDigitNewickRelease</text:p>
          </table:table-cell>
          <table:table-cell table:formula="of:=['Raw E2 vs TDN'.C15]" office:value-type="float" office:value="0">
            <text:p>0</text:p>
          </table:table-cell>
          <table:table-cell table:formula="of:=['Raw E2 vs TDN'.F15]" office:value-type="float" office:value="177147">
            <text:p>177147</text:p>
          </table:table-cell>
          <table:table-cell/>
          <table:table-cell table:formula="of:=[.A16]" office:value-type="string" office:string-value="TestTwoDigitNewickRelease">
            <text:p>TestTwoDigitNewickRelease</text:p>
          </table:table-cell>
          <table:table-cell table:formula="of:=[.C16]" office:value-type="float" office:value="177147">
            <text:p>177147</text:p>
          </table:table-cell>
          <table:table-cell table:formula="of:=LOG10([.F16])" office:value-type="float" office:value="5.24833380191629">
            <text:p>5,24833380191629</text:p>
          </table:table-cell>
          <table:table-cell table:formula="of:=IF([.$E16]=[.H$1];[.$B16];&quot;&quot;)">
            <text:p/>
          </table:table-cell>
          <table:table-cell table:formula="of:=IF([.$E16]=[.I$1];[.$B16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16]" office:value-type="string" office:string-value="TestProjectRampal_Endversion2">
            <text:p>TestProjectRampal_Endversion2</text:p>
          </table:table-cell>
          <table:table-cell table:formula="of:=['Raw E2 vs TDN'.C16]" office:value-type="float" office:value="15">
            <text:p>15</text:p>
          </table:table-cell>
          <table:table-cell table:formula="of:=['Raw E2 vs TDN'.F16]" office:value-type="float" office:value="590490">
            <text:p>590490</text:p>
          </table:table-cell>
          <table:table-cell/>
          <table:table-cell table:formula="of:=[.A17]" office:value-type="string" office:string-value="TestProjectRampal_Endversion2">
            <text:p>TestProjectRampal_Endversion2</text:p>
          </table:table-cell>
          <table:table-cell table:formula="of:=[.C17]" office:value-type="float" office:value="590490">
            <text:p>590490</text:p>
          </table:table-cell>
          <table:table-cell table:formula="of:=LOG10([.F17])" office:value-type="float" office:value="5.77121254719662">
            <text:p>5,77121254719662</text:p>
          </table:table-cell>
          <table:table-cell table:formula="of:=IF([.$E17]=[.H$1];[.$B17];&quot;&quot;)" office:value-type="float" office:value="15">
            <text:p>15</text:p>
          </table:table-cell>
          <table:table-cell table:formula="of:=IF([.$E17]=[.I$1];[.$B17];&quot;&quot;)">
            <text:p/>
          </table:table-cell>
          <table:table-cell table:number-columns-repeated="2"/>
        </table:table-row>
        <table:table-row table:style-name="ro1">
          <table:table-cell table:formula="of:=['Raw E2 vs TDN'.A17]" office:value-type="string" office:string-value="TestTwoDigitNewickRelease">
            <text:p>TestTwoDigitNewickRelease</text:p>
          </table:table-cell>
          <table:table-cell table:formula="of:=['Raw E2 vs TDN'.C17]" office:value-type="float" office:value="0">
            <text:p>0</text:p>
          </table:table-cell>
          <table:table-cell table:formula="of:=['Raw E2 vs TDN'.F17]" office:value-type="float" office:value="590490">
            <text:p>590490</text:p>
          </table:table-cell>
          <table:table-cell/>
          <table:table-cell table:formula="of:=[.A18]" office:value-type="string" office:string-value="TestTwoDigitNewickRelease">
            <text:p>TestTwoDigitNewickRelease</text:p>
          </table:table-cell>
          <table:table-cell table:formula="of:=[.C18]" office:value-type="float" office:value="590490">
            <text:p>590490</text:p>
          </table:table-cell>
          <table:table-cell table:formula="of:=LOG10([.F18])" office:value-type="float" office:value="5.77121254719662">
            <text:p>5,77121254719662</text:p>
          </table:table-cell>
          <table:table-cell table:formula="of:=IF([.$E18]=[.H$1];[.$B18];&quot;&quot;)">
            <text:p/>
          </table:table-cell>
          <table:table-cell table:formula="of:=IF([.$E18]=[.I$1];[.$B18];&quot;&quot;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formula="of:=['Raw E2 vs TDN'.A18]" office:value-type="string" office:string-value="TestProjectRampal_Endversion2">
            <text:p>TestProjectRampal_Endversion2</text:p>
          </table:table-cell>
          <table:table-cell table:formula="of:=['Raw E2 vs TDN'.C18]" office:value-type="float" office:value="57">
            <text:p>57</text:p>
          </table:table-cell>
          <table:table-cell table:formula="of:=['Raw E2 vs TDN'.F18]" office:value-type="float" office:value="1948617">
            <text:p>1948617</text:p>
          </table:table-cell>
          <table:table-cell/>
          <table:table-cell table:formula="of:=[.A19]" office:value-type="string" office:string-value="TestProjectRampal_Endversion2">
            <text:p>TestProjectRampal_Endversion2</text:p>
          </table:table-cell>
          <table:table-cell table:formula="of:=[.C19]" office:value-type="float" office:value="1948617">
            <text:p>1948617</text:p>
          </table:table-cell>
          <table:table-cell table:formula="of:=LOG10([.F19])" office:value-type="float" office:value="6.28972648707451">
            <text:p>6,28972648707451</text:p>
          </table:table-cell>
          <table:table-cell table:formula="of:=IF([.$E19]=[.H$1];[.$B19];&quot;&quot;)" office:value-type="float" office:value="57">
            <text:p>57</text:p>
          </table:table-cell>
          <table:table-cell table:formula="of:=IF([.$E19]=[.I$1];[.$B19];&quot;&quot;)">
            <text:p/>
          </table:table-cell>
          <table:table-cell table:formula="of:=LOG10([.H19])" office:value-type="float" office:value="1.75587485567249">
            <text:p>1,75587485567249</text:p>
          </table:table-cell>
          <table:table-cell/>
        </table:table-row>
        <table:table-row table:style-name="ro1">
          <table:table-cell table:formula="of:=['Raw E2 vs TDN'.A19]" office:value-type="string" office:string-value="TestTwoDigitNewickRelease">
            <text:p>TestTwoDigitNewickRelease</text:p>
          </table:table-cell>
          <table:table-cell table:formula="of:=['Raw E2 vs TDN'.C19]" office:value-type="float" office:value="1">
            <text:p>1</text:p>
          </table:table-cell>
          <table:table-cell table:formula="of:=['Raw E2 vs TDN'.F19]" office:value-type="float" office:value="1948617">
            <text:p>1948617</text:p>
          </table:table-cell>
          <table:table-cell/>
          <table:table-cell table:formula="of:=[.A20]" office:value-type="string" office:string-value="TestTwoDigitNewickRelease">
            <text:p>TestTwoDigitNewickRelease</text:p>
          </table:table-cell>
          <table:table-cell table:formula="of:=[.C20]" office:value-type="float" office:value="1948617">
            <text:p>1948617</text:p>
          </table:table-cell>
          <table:table-cell table:formula="of:=LOG10([.F20])" office:value-type="float" office:value="6.28972648707451">
            <text:p>6,28972648707451</text:p>
          </table:table-cell>
          <table:table-cell table:formula="of:=IF([.$E20]=[.H$1];[.$B20];&quot;&quot;)">
            <text:p/>
          </table:table-cell>
          <table:table-cell table:formula="of:=IF([.$E20]=[.I$1];[.$B20];&quot;&quot;)" office:value-type="float" office:value="1">
            <text:p>1</text:p>
          </table:table-cell>
          <table:table-cell/>
          <table:table-cell table:formula="of:=LOG10([.I20])" office:value-type="float" office:value="0">
            <text:p>0</text:p>
          </table:table-cell>
        </table:table-row>
        <table:table-row table:style-name="ro1">
          <table:table-cell table:formula="of:=['Raw E2 vs TDN'.A20]" office:value-type="string" office:string-value="TestProjectRampal_Endversion2">
            <text:p>TestProjectRampal_Endversion2</text:p>
          </table:table-cell>
          <table:table-cell table:formula="of:=['Raw E2 vs TDN'.C20]" office:value-type="float" office:value="214">
            <text:p>214</text:p>
          </table:table-cell>
          <table:table-cell table:formula="of:=['Raw E2 vs TDN'.F20]" office:value-type="float" office:value="6377292">
            <text:p>6377292</text:p>
          </table:table-cell>
          <table:table-cell/>
          <table:table-cell table:formula="of:=[.A21]" office:value-type="string" office:string-value="TestProjectRampal_Endversion2">
            <text:p>TestProjectRampal_Endversion2</text:p>
          </table:table-cell>
          <table:table-cell table:formula="of:=[.C21]" office:value-type="float" office:value="6377292">
            <text:p>6377292</text:p>
          </table:table-cell>
          <table:table-cell table:formula="of:=LOG10([.F21])" office:value-type="float" office:value="6.80463630268357">
            <text:p>6,80463630268357</text:p>
          </table:table-cell>
          <table:table-cell table:formula="of:=IF([.$E21]=[.H$1];[.$B21];&quot;&quot;)" office:value-type="float" office:value="214">
            <text:p>214</text:p>
          </table:table-cell>
          <table:table-cell table:formula="of:=IF([.$E21]=[.I$1];[.$B21];&quot;&quot;)">
            <text:p/>
          </table:table-cell>
          <table:table-cell table:formula="of:=LOG10([.H21])" office:value-type="float" office:value="2.33041377334919">
            <text:p>2,33041377334919</text:p>
          </table:table-cell>
          <table:table-cell/>
        </table:table-row>
        <table:table-row table:style-name="ro1">
          <table:table-cell table:formula="of:=['Raw E2 vs TDN'.A21]" office:value-type="string" office:string-value="TestTwoDigitNewickRelease">
            <text:p>TestTwoDigitNewickRelease</text:p>
          </table:table-cell>
          <table:table-cell table:formula="of:=['Raw E2 vs TDN'.C21]" office:value-type="float" office:value="6">
            <text:p>6</text:p>
          </table:table-cell>
          <table:table-cell table:formula="of:=['Raw E2 vs TDN'.F21]" office:value-type="float" office:value="6377292">
            <text:p>6377292</text:p>
          </table:table-cell>
          <table:table-cell/>
          <table:table-cell table:formula="of:=[.A22]" office:value-type="string" office:string-value="TestTwoDigitNewickRelease">
            <text:p>TestTwoDigitNewickRelease</text:p>
          </table:table-cell>
          <table:table-cell table:formula="of:=[.C22]" office:value-type="float" office:value="6377292">
            <text:p>6377292</text:p>
          </table:table-cell>
          <table:table-cell table:formula="of:=LOG10([.F22])" office:value-type="float" office:value="6.80463630268357">
            <text:p>6,80463630268357</text:p>
          </table:table-cell>
          <table:table-cell table:formula="of:=IF([.$E22]=[.H$1];[.$B22];&quot;&quot;)">
            <text:p/>
          </table:table-cell>
          <table:table-cell table:formula="of:=IF([.$E22]=[.I$1];[.$B22];&quot;&quot;)" office:value-type="float" office:value="6">
            <text:p>6</text:p>
          </table:table-cell>
          <table:table-cell/>
          <table:table-cell table:formula="of:=LOG10([.I22])" office:value-type="float" office:value="0.778151250383644">
            <text:p>0,778151250383644</text:p>
          </table:table-cell>
        </table:table-row>
        <table:table-row table:style-name="ro1">
          <table:table-cell table:formula="of:=['Raw E2 vs TDN'.A22]" office:value-type="string" office:string-value="TestProjectRampal_Endversion2">
            <text:p>TestProjectRampal_Endversion2</text:p>
          </table:table-cell>
          <table:table-cell table:formula="of:=['Raw E2 vs TDN'.C22]" office:value-type="float" office:value="797">
            <text:p>797</text:p>
          </table:table-cell>
          <table:table-cell table:formula="of:=['Raw E2 vs TDN'.F22]" office:value-type="float" office:value="20726199">
            <text:p>20726199</text:p>
          </table:table-cell>
          <table:table-cell/>
          <table:table-cell table:formula="of:=[.A23]" office:value-type="string" office:string-value="TestProjectRampal_Endversion2">
            <text:p>TestProjectRampal_Endversion2</text:p>
          </table:table-cell>
          <table:table-cell table:formula="of:=[.C23]" office:value-type="float" office:value="20726199">
            <text:p>20726199</text:p>
          </table:table-cell>
          <table:table-cell table:formula="of:=LOG10([.F23])" office:value-type="float" office:value="7.31651966366245">
            <text:p>7,31651966366245</text:p>
          </table:table-cell>
          <table:table-cell table:formula="of:=IF([.$E23]=[.H$1];[.$B23];&quot;&quot;)" office:value-type="float" office:value="797">
            <text:p>797</text:p>
          </table:table-cell>
          <table:table-cell table:formula="of:=IF([.$E23]=[.I$1];[.$B23];&quot;&quot;)">
            <text:p/>
          </table:table-cell>
          <table:table-cell table:formula="of:=LOG10([.H23])" office:value-type="float" office:value="2.90145832139611">
            <text:p>2,90145832139611</text:p>
          </table:table-cell>
          <table:table-cell/>
        </table:table-row>
        <table:table-row table:style-name="ro1">
          <table:table-cell table:formula="of:=['Raw E2 vs TDN'.A23]" office:value-type="string" office:string-value="TestTwoDigitNewickRelease">
            <text:p>TestTwoDigitNewickRelease</text:p>
          </table:table-cell>
          <table:table-cell table:formula="of:=['Raw E2 vs TDN'.C23]" office:value-type="float" office:value="22">
            <text:p>22</text:p>
          </table:table-cell>
          <table:table-cell table:formula="of:=['Raw E2 vs TDN'.F23]" office:value-type="float" office:value="20726199">
            <text:p>20726199</text:p>
          </table:table-cell>
          <table:table-cell/>
          <table:table-cell table:formula="of:=[.A24]" office:value-type="string" office:string-value="TestTwoDigitNewickRelease">
            <text:p>TestTwoDigitNewickRelease</text:p>
          </table:table-cell>
          <table:table-cell table:formula="of:=[.C24]" office:value-type="float" office:value="20726199">
            <text:p>20726199</text:p>
          </table:table-cell>
          <table:table-cell table:formula="of:=LOG10([.F24])" office:value-type="float" office:value="7.31651966366245">
            <text:p>7,31651966366245</text:p>
          </table:table-cell>
          <table:table-cell table:formula="of:=IF([.$E24]=[.H$1];[.$B24];&quot;&quot;)">
            <text:p/>
          </table:table-cell>
          <table:table-cell table:formula="of:=IF([.$E24]=[.I$1];[.$B24];&quot;&quot;)" office:value-type="float" office:value="22">
            <text:p>22</text:p>
          </table:table-cell>
          <table:table-cell/>
          <table:table-cell table:formula="of:=LOG10([.I24])" office:value-type="float" office:value="1.34242268082221">
            <text:p>1,3424226808222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'Compare E2 and TDN'.I51" table:end-x="0.964cm" table:end-y="0.345cm" draw:z-index="0" draw:style-name="gr1" svg:width="18.808cm" svg:height="11.142cm" svg:x="0.221cm" svg:y="0cm">
              <draw:object draw:notify-on-update-of-ranges="'Compare E2 and TDN'.F2:'Compare E2 and TDN'.F24 'Compare E2 and TDN'.H2:'Compare E2 and TDN'.H24 'Compare E2 and TDN'.F2:'Compare E2 and TDN'.F24 'Compare E2 and TDN'.I2:'Compare E2 and TDN'.I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 table:number-columns-repeated="8"/>
          <table:table-cell>
            <draw:frame table:end-cell-address="'Compare E2 and TDN'.Q50" table:end-x="0.145cm" table:end-y="0.425cm" draw:z-index="1" draw:style-name="gr1" svg:width="16.165cm" svg:height="10.267cm" svg:x="2.045cm" svg:y="0.055cm">
              <draw:object draw:notify-on-update-of-ranges="'Compare E2 and TDN'.G2:'Compare E2 and TDN'.G24 'Compare E2 and TDN'.E3:'Compare E2 and TDN'.E3 'Compare E2 and TDN'.J2:'Compare E2 and TDN'.J24 'Compare E2 and TDN'.G2:'Compare E2 and TDN'.G24 'Compare E2 and TDN'.E4:'Compare E2 and TDN'.E4 'Compare E2 and TDN'.K2:'Compare E2 and TDN'.K24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"/>
        </table:table-row>
      </table:table>
      <table:table table:name="TDN raw" table:style-name="ta1" table:print="false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office:value-type="string">
            <text:p>TestTwoDigitNewickRelease</text:p>
          </table:table-cell>
          <table:table-cell office:value-type="string">
            <text:p>1.51144e-07</text:p>
          </table:table-cell>
          <table:table-cell office:value-type="float" office:value="0">
            <text:p>0</text:p>
          </table:table-cell>
          <table:table-cell office:value-type="string">
            <text:p>((3,3),3)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6.30722e-11</text:p>
          </table:table-cell>
          <table:table-cell office:value-type="float" office:value="0">
            <text:p>0</text:p>
          </table:table-cell>
          <table:table-cell office:value-type="string">
            <text:p>(((3,3),3),3)</text:p>
          </table:table-cell>
          <table:table-cell office:value-type="float" office:value="10">
            <text:p>1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04178e-14</text:p>
          </table:table-cell>
          <table:table-cell office:value-type="float" office:value="0">
            <text:p>0</text:p>
          </table:table-cell>
          <table:table-cell office:value-type="string">
            <text:p>((((3,3),3),3),3)</text:p>
          </table:table-cell>
          <table:table-cell office:value-type="float" office:value="10">
            <text:p>10</text:p>
          </table:table-cell>
          <table:table-cell office:value-type="float" office:value="1215">
            <text:p>121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8.05661e-19</text:p>
          </table:table-cell>
          <table:table-cell office:value-type="float" office:value="0">
            <text:p>0</text:p>
          </table:table-cell>
          <table:table-cell office:value-type="string">
            <text:p>(((((3,3),3),3),3),3)</text:p>
          </table:table-cell>
          <table:table-cell office:value-type="float" office:value="10">
            <text:p>10</text:p>
          </table:table-cell>
          <table:table-cell office:value-type="float" office:value="4374">
            <text:p>4374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3.30594e-23</text:p>
          </table:table-cell>
          <table:table-cell office:value-type="float" office:value="0">
            <text:p>0</text:p>
          </table:table-cell>
          <table:table-cell office:value-type="string">
            <text:p>((((((3,3),3),3),3),3),3)</text:p>
          </table:table-cell>
          <table:table-cell office:value-type="float" office:value="10">
            <text:p>10</text:p>
          </table:table-cell>
          <table:table-cell office:value-type="float" office:value="15309">
            <text:p>1530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95526e-28</text:p>
          </table:table-cell>
          <table:table-cell office:value-type="float" office:value="0">
            <text:p>0</text:p>
          </table:table-cell>
          <table:table-cell office:value-type="string">
            <text:p>(((((((3,3),3),3),3),3),3),3)</text:p>
          </table:table-cell>
          <table:table-cell office:value-type="float" office:value="10">
            <text:p>10</text:p>
          </table:table-cell>
          <table:table-cell office:value-type="float" office:value="52488">
            <text:p>52488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1889e-32</text:p>
          </table:table-cell>
          <table:table-cell office:value-type="float" office:value="0">
            <text:p>0</text:p>
          </table:table-cell>
          <table:table-cell office:value-type="string">
            <text:p>((((((((3,3),3),3),3),3),3),3),3)</text:p>
          </table:table-cell>
          <table:table-cell office:value-type="float" office:value="10">
            <text:p>10</text:p>
          </table:table-cell>
          <table:table-cell office:value-type="float" office:value="177147">
            <text:p>17714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1.27115e-37</text:p>
          </table:table-cell>
          <table:table-cell office:value-type="float" office:value="0">
            <text:p>0</text:p>
          </table:table-cell>
          <table:table-cell office:value-type="string">
            <text:p>(((((((((3,3),3),3),3),3),3),3),3),3)</text:p>
          </table:table-cell>
          <table:table-cell office:value-type="float" office:value="10">
            <text:p>10</text:p>
          </table:table-cell>
          <table:table-cell office:value-type="float" office:value="590490">
            <text:p>590490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9.49901e-43</text:p>
          </table:table-cell>
          <table:table-cell office:value-type="float" office:value="2">
            <text:p>2</text:p>
          </table:table-cell>
          <table:table-cell office:value-type="string">
            <text:p>((((((((((3,3),3),3),3),3),3),3),3),3),3)</text:p>
          </table:table-cell>
          <table:table-cell office:value-type="float" office:value="10">
            <text:p>10</text:p>
          </table:table-cell>
          <table:table-cell office:value-type="float" office:value="1948617">
            <text:p>1948617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5.27887e-48</text:p>
          </table:table-cell>
          <table:table-cell office:value-type="float" office:value="5">
            <text:p>5</text:p>
          </table:table-cell>
          <table:table-cell office:value-type="string">
            <text:p>(((((((((((3,3),3),3),3),3),3),3),3),3),3),3)</text:p>
          </table:table-cell>
          <table:table-cell office:value-type="float" office:value="10">
            <text:p>10</text:p>
          </table:table-cell>
          <table:table-cell office:value-type="float" office:value="6377292">
            <text:p>6377292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2.2385e-53</text:p>
          </table:table-cell>
          <table:table-cell office:value-type="float" office:value="21">
            <text:p>21</text:p>
          </table:table-cell>
          <table:table-cell office:value-type="string">
            <text:p>((((((((((((3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0726199">
            <text:p>20726199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37565e-59</text:p>
          </table:table-cell>
          <table:table-cell office:value-type="float" office:value="55">
            <text:p>55</text:p>
          </table:table-cell>
          <table:table-cell office:value-type="string">
            <text:p>(((((((((((((3,3),3),3),3),3),3),3),3),3),3),3),3),3)</text:p>
          </table:table-cell>
          <table:table-cell office:value-type="float" office:value="10">
            <text:p>10</text:p>
          </table:table-cell>
          <table:table-cell office:value-type="float" office:value="66961566">
            <text:p>66961566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37565e-59</text:p>
          </table:table-cell>
          <table:table-cell office:value-type="float" office:value="28">
            <text:p>28</text:p>
          </table:table-cell>
          <table:table-cell office:value-type="string">
            <text:p>((((((((((((((3,3),3),3),3),3),3),3),3),3),3),3),3),3),3)</text:p>
          </table:table-cell>
          <table:table-cell office:value-type="float" office:value="10">
            <text:p>10</text:p>
          </table:table-cell>
          <table:table-cell office:value-type="float" office:value="215233605">
            <text:p>215233605</text:p>
          </table:table-cell>
        </table:table-row>
        <table:table-row table:style-name="ro1">
          <table:table-cell office:value-type="string">
            <text:p>TestTwoDigitNewickRelease</text:p>
          </table:table-cell>
          <table:table-cell office:value-type="string">
            <text:p>7.37565e-59</text:p>
          </table:table-cell>
          <table:table-cell office:value-type="float" office:value="21">
            <text:p>21</text:p>
          </table:table-cell>
          <table:table-cell office:value-type="string">
            <text:p>(((((((((((((((3,3),3),3),3),3),3),3),3),3),3),3),3),3),3),3)</text:p>
          </table:table-cell>
          <table:table-cell office:value-type="float" office:value="10">
            <text:p>10</text:p>
          </table:table-cell>
          <table:table-cell office:value-type="float" office:value="688747536">
            <text:p>688747536</text:p>
          </table:table-cell>
        </table:table-row>
      </table:table>
      <table:table table:name="TDN speed" table:style-name="ta1" table:print="false">
        <table:table-column table:style-name="co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Test name</text:p>
          </table:table-cell>
          <table:table-cell office:value-type="string">
            <text:p>Probability</text:p>
          </table:table-cell>
          <table:table-cell office:value-type="string">
            <text:p>Time (sec)</text:p>
          </table:table-cell>
          <table:table-cell office:value-type="string">
            <text:p>Newick</text:p>
          </table:table-cell>
          <table:table-cell office:value-type="string">
            <text:p>Theta</text:p>
          </table:table-cell>
          <table:table-cell office:value-type="string">
            <text:p>Complexity</text:p>
          </table:table-cell>
          <table:table-cell office:value-type="string">
            <text:p>log10(complexity)</text:p>
          </table:table-cell>
          <table:table-cell office:value-type="string">
            <text:p>log10(time(sec))</text:p>
          </table:table-cell>
        </table:table-row>
        <table:table-row table:style-name="ro1">
          <table:table-cell table:formula="of:=['TDN raw'.A1]" office:value-type="string" office:string-value="TestTwoDigitNewickRelease">
            <text:p>TestTwoDigitNewickRelease</text:p>
          </table:table-cell>
          <table:table-cell table:formula="of:=['TDN raw'.B1]" office:value-type="string" office:string-value="1.51144e-07">
            <text:p>1.51144e-07</text:p>
          </table:table-cell>
          <table:table-cell table:formula="of:=['TDN raw'.C1]" office:value-type="float" office:value="0">
            <text:p>0</text:p>
          </table:table-cell>
          <table:table-cell table:formula="of:=['TDN raw'.D1]" office:value-type="string" office:string-value="((3,3),3)">
            <text:p>((3,3),3)</text:p>
          </table:table-cell>
          <table:table-cell table:formula="of:=['TDN raw'.E1]" office:value-type="float" office:value="10">
            <text:p>10</text:p>
          </table:table-cell>
          <table:table-cell table:formula="of:=['TDN raw'.F1]" office:value-type="float" office:value="81">
            <text:p>81</text:p>
          </table:table-cell>
          <table:table-cell table:formula="of:=LOG10([.F4])" office:value-type="float" office:value="1.90848501887865">
            <text:p>1,90848501887865</text:p>
          </table:table-cell>
          <table:table-cell table:formula="of:=LOG10([.C4])" office:value-type="float" office:value="0">
            <text:p>Err:502</text:p>
          </table:table-cell>
        </table:table-row>
        <table:table-row table:style-name="ro1">
          <table:table-cell table:formula="of:=['TDN raw'.A2]" office:value-type="string" office:string-value="TestTwoDigitNewickRelease">
            <text:p>TestTwoDigitNewickRelease</text:p>
          </table:table-cell>
          <table:table-cell table:formula="of:=['TDN raw'.B2]" office:value-type="string" office:string-value="6.30722e-11">
            <text:p>6.30722e-11</text:p>
          </table:table-cell>
          <table:table-cell table:formula="of:=['TDN raw'.C2]" office:value-type="float" office:value="0">
            <text:p>0</text:p>
          </table:table-cell>
          <table:table-cell table:formula="of:=['TDN raw'.D2]" office:value-type="string" office:string-value="(((3,3),3),3)">
            <text:p>(((3,3),3),3)</text:p>
          </table:table-cell>
          <table:table-cell table:formula="of:=['TDN raw'.E2]" office:value-type="float" office:value="10">
            <text:p>10</text:p>
          </table:table-cell>
          <table:table-cell table:formula="of:=['TDN raw'.F2]" office:value-type="float" office:value="324">
            <text:p>324</text:p>
          </table:table-cell>
          <table:table-cell table:formula="of:=LOG10([.F5])" office:value-type="float" office:value="2.51054501020661">
            <text:p>2,51054501020661</text:p>
          </table:table-cell>
          <table:table-cell table:formula="of:=LOG10([.C5])" office:value-type="float" office:value="0">
            <text:p>Err:502</text:p>
          </table:table-cell>
        </table:table-row>
        <table:table-row table:style-name="ro1">
          <table:table-cell table:formula="of:=['TDN raw'.A3]" office:value-type="string" office:string-value="TestTwoDigitNewickRelease">
            <text:p>TestTwoDigitNewickRelease</text:p>
          </table:table-cell>
          <table:table-cell table:formula="of:=['TDN raw'.B3]" office:value-type="string" office:string-value="1.04178e-14">
            <text:p>1.04178e-14</text:p>
          </table:table-cell>
          <table:table-cell table:formula="of:=['TDN raw'.C3]" office:value-type="float" office:value="0">
            <text:p>0</text:p>
          </table:table-cell>
          <table:table-cell table:formula="of:=['TDN raw'.D3]" office:value-type="string" office:string-value="((((3,3),3),3),3)">
            <text:p>((((3,3),3),3),3)</text:p>
          </table:table-cell>
          <table:table-cell table:formula="of:=['TDN raw'.E3]" office:value-type="float" office:value="10">
            <text:p>10</text:p>
          </table:table-cell>
          <table:table-cell table:formula="of:=['TDN raw'.F3]" office:value-type="float" office:value="1215">
            <text:p>1215</text:p>
          </table:table-cell>
          <table:table-cell table:formula="of:=LOG10([.F6])" office:value-type="float" office:value="3.08457627793433">
            <text:p>3,08457627793433</text:p>
          </table:table-cell>
          <table:table-cell table:formula="of:=LOG10([.C6])" office:value-type="float" office:value="0">
            <text:p>Err:502</text:p>
          </table:table-cell>
        </table:table-row>
        <table:table-row table:style-name="ro1">
          <table:table-cell table:formula="of:=['TDN raw'.A4]" office:value-type="string" office:string-value="TestTwoDigitNewickRelease">
            <text:p>TestTwoDigitNewickRelease</text:p>
          </table:table-cell>
          <table:table-cell table:formula="of:=['TDN raw'.B4]" office:value-type="string" office:string-value="8.05661e-19">
            <text:p>8.05661e-19</text:p>
          </table:table-cell>
          <table:table-cell table:formula="of:=['TDN raw'.C4]" office:value-type="float" office:value="0">
            <text:p>0</text:p>
          </table:table-cell>
          <table:table-cell table:formula="of:=['TDN raw'.D4]" office:value-type="string" office:string-value="(((((3,3),3),3),3),3)">
            <text:p>(((((3,3),3),3),3),3)</text:p>
          </table:table-cell>
          <table:table-cell table:formula="of:=['TDN raw'.E4]" office:value-type="float" office:value="10">
            <text:p>10</text:p>
          </table:table-cell>
          <table:table-cell table:formula="of:=['TDN raw'.F4]" office:value-type="float" office:value="4374">
            <text:p>4374</text:p>
          </table:table-cell>
          <table:table-cell table:formula="of:=LOG10([.F7])" office:value-type="float" office:value="3.64087877870162">
            <text:p>3,64087877870162</text:p>
          </table:table-cell>
          <table:table-cell table:formula="of:=LOG10([.C7])" office:value-type="float" office:value="0">
            <text:p>Err:502</text:p>
          </table:table-cell>
        </table:table-row>
        <table:table-row table:style-name="ro1">
          <table:table-cell table:formula="of:=['TDN raw'.A5]" office:value-type="string" office:string-value="TestTwoDigitNewickRelease">
            <text:p>TestTwoDigitNewickRelease</text:p>
          </table:table-cell>
          <table:table-cell table:formula="of:=['TDN raw'.B5]" office:value-type="string" office:string-value="3.30594e-23">
            <text:p>3.30594e-23</text:p>
          </table:table-cell>
          <table:table-cell table:formula="of:=['TDN raw'.C5]" office:value-type="float" office:value="0">
            <text:p>0</text:p>
          </table:table-cell>
          <table:table-cell table:formula="of:=['TDN raw'.D5]" office:value-type="string" office:string-value="((((((3,3),3),3),3),3),3)">
            <text:p>((((((3,3),3),3),3),3),3)</text:p>
          </table:table-cell>
          <table:table-cell table:formula="of:=['TDN raw'.E5]" office:value-type="float" office:value="10">
            <text:p>10</text:p>
          </table:table-cell>
          <table:table-cell table:formula="of:=['TDN raw'.F5]" office:value-type="float" office:value="15309">
            <text:p>15309</text:p>
          </table:table-cell>
          <table:table-cell table:formula="of:=LOG10([.F8])" office:value-type="float" office:value="4.18494682305189">
            <text:p>4,18494682305189</text:p>
          </table:table-cell>
          <table:table-cell table:formula="of:=LOG10([.C8])" office:value-type="float" office:value="0">
            <text:p>Err:502</text:p>
          </table:table-cell>
        </table:table-row>
        <table:table-row table:style-name="ro1">
          <table:table-cell table:formula="of:=['TDN raw'.A6]" office:value-type="string" office:string-value="TestTwoDigitNewickRelease">
            <text:p>TestTwoDigitNewickRelease</text:p>
          </table:table-cell>
          <table:table-cell table:formula="of:=['TDN raw'.B6]" office:value-type="string" office:string-value="7.95526e-28">
            <text:p>7.95526e-28</text:p>
          </table:table-cell>
          <table:table-cell table:formula="of:=['TDN raw'.C6]" office:value-type="float" office:value="0">
            <text:p>0</text:p>
          </table:table-cell>
          <table:table-cell table:formula="of:=['TDN raw'.D6]" office:value-type="string" office:string-value="(((((((3,3),3),3),3),3),3),3)">
            <text:p>(((((((3,3),3),3),3),3),3),3)</text:p>
          </table:table-cell>
          <table:table-cell table:formula="of:=['TDN raw'.E6]" office:value-type="float" office:value="10">
            <text:p>10</text:p>
          </table:table-cell>
          <table:table-cell table:formula="of:=['TDN raw'.F6]" office:value-type="float" office:value="52488">
            <text:p>52488</text:p>
          </table:table-cell>
          <table:table-cell table:formula="of:=LOG10([.F9])" office:value-type="float" office:value="4.72006002474924">
            <text:p>4,72006002474924</text:p>
          </table:table-cell>
          <table:table-cell table:formula="of:=LOG10([.C9])" office:value-type="float" office:value="0">
            <text:p>Err:502</text:p>
          </table:table-cell>
        </table:table-row>
        <table:table-row table:style-name="ro1">
          <table:table-cell table:formula="of:=['TDN raw'.A7]" office:value-type="string" office:string-value="TestTwoDigitNewickRelease">
            <text:p>TestTwoDigitNewickRelease</text:p>
          </table:table-cell>
          <table:table-cell table:formula="of:=['TDN raw'.B7]" office:value-type="string" office:string-value="1.21889e-32">
            <text:p>1.21889e-32</text:p>
          </table:table-cell>
          <table:table-cell table:formula="of:=['TDN raw'.C7]" office:value-type="float" office:value="0">
            <text:p>0</text:p>
          </table:table-cell>
          <table:table-cell table:formula="of:=['TDN raw'.D7]" office:value-type="string" office:string-value="((((((((3,3),3),3),3),3),3),3),3)">
            <text:p>((((((((3,3),3),3),3),3),3),3),3)</text:p>
          </table:table-cell>
          <table:table-cell table:formula="of:=['TDN raw'.E7]" office:value-type="float" office:value="10">
            <text:p>10</text:p>
          </table:table-cell>
          <table:table-cell table:formula="of:=['TDN raw'.F7]" office:value-type="float" office:value="177147">
            <text:p>177147</text:p>
          </table:table-cell>
          <table:table-cell table:formula="of:=LOG10([.F10])" office:value-type="float" office:value="5.24833380191629">
            <text:p>5,24833380191629</text:p>
          </table:table-cell>
          <table:table-cell table:formula="of:=LOG10([.C10])" office:value-type="float" office:value="0">
            <text:p>Err:502</text:p>
          </table:table-cell>
        </table:table-row>
        <table:table-row table:style-name="ro1">
          <table:table-cell table:formula="of:=['TDN raw'.A8]" office:value-type="string" office:string-value="TestTwoDigitNewickRelease">
            <text:p>TestTwoDigitNewickRelease</text:p>
          </table:table-cell>
          <table:table-cell table:formula="of:=['TDN raw'.B8]" office:value-type="string" office:string-value="1.27115e-37">
            <text:p>1.27115e-37</text:p>
          </table:table-cell>
          <table:table-cell table:formula="of:=['TDN raw'.C8]" office:value-type="float" office:value="0">
            <text:p>0</text:p>
          </table:table-cell>
          <table:table-cell table:formula="of:=['TDN raw'.D8]" office:value-type="string" office:string-value="(((((((((3,3),3),3),3),3),3),3),3),3)">
            <text:p>(((((((((3,3),3),3),3),3),3),3),3),3)</text:p>
          </table:table-cell>
          <table:table-cell table:formula="of:=['TDN raw'.E8]" office:value-type="float" office:value="10">
            <text:p>10</text:p>
          </table:table-cell>
          <table:table-cell table:formula="of:=['TDN raw'.F8]" office:value-type="float" office:value="590490">
            <text:p>590490</text:p>
          </table:table-cell>
          <table:table-cell table:formula="of:=LOG10([.F11])" office:value-type="float" office:value="5.77121254719662">
            <text:p>5,77121254719662</text:p>
          </table:table-cell>
          <table:table-cell table:formula="of:=LOG10([.C11])" office:value-type="float" office:value="0">
            <text:p>Err:502</text:p>
          </table:table-cell>
        </table:table-row>
        <table:table-row table:style-name="ro1">
          <table:table-cell table:formula="of:=['TDN raw'.A9]" office:value-type="string" office:string-value="TestTwoDigitNewickRelease">
            <text:p>TestTwoDigitNewickRelease</text:p>
          </table:table-cell>
          <table:table-cell table:formula="of:=['TDN raw'.B9]" office:value-type="string" office:string-value="9.49901e-43">
            <text:p>9.49901e-43</text:p>
          </table:table-cell>
          <table:table-cell table:formula="of:=['TDN raw'.C9]" office:value-type="float" office:value="2">
            <text:p>2</text:p>
          </table:table-cell>
          <table:table-cell table:formula="of:=['TDN raw'.D9]" office:value-type="string" office:string-value="((((((((((3,3),3),3),3),3),3),3),3),3),3)">
            <text:p>((((((((((3,3),3),3),3),3),3),3),3),3),3)</text:p>
          </table:table-cell>
          <table:table-cell table:formula="of:=['TDN raw'.E9]" office:value-type="float" office:value="10">
            <text:p>10</text:p>
          </table:table-cell>
          <table:table-cell table:formula="of:=['TDN raw'.F9]" office:value-type="float" office:value="1948617">
            <text:p>1948617</text:p>
          </table:table-cell>
          <table:table-cell table:formula="of:=LOG10([.F12])" office:value-type="float" office:value="6.28972648707451">
            <text:p>6,28972648707451</text:p>
          </table:table-cell>
          <table:table-cell table:formula="of:=LOG10([.C12])" office:value-type="float" office:value="0.301029995663981">
            <text:p>0,301029995663981</text:p>
          </table:table-cell>
        </table:table-row>
        <table:table-row table:style-name="ro1">
          <table:table-cell table:formula="of:=['TDN raw'.A10]" office:value-type="string" office:string-value="TestTwoDigitNewickRelease">
            <text:p>TestTwoDigitNewickRelease</text:p>
          </table:table-cell>
          <table:table-cell table:formula="of:=['TDN raw'.B10]" office:value-type="string" office:string-value="5.27887e-48">
            <text:p>5.27887e-48</text:p>
          </table:table-cell>
          <table:table-cell table:formula="of:=['TDN raw'.C10]" office:value-type="float" office:value="5">
            <text:p>5</text:p>
          </table:table-cell>
          <table:table-cell table:formula="of:=['TDN raw'.D10]" office:value-type="string" office:string-value="(((((((((((3,3),3),3),3),3),3),3),3),3),3),3)">
            <text:p>(((((((((((3,3),3),3),3),3),3),3),3),3),3),3)</text:p>
          </table:table-cell>
          <table:table-cell table:formula="of:=['TDN raw'.E10]" office:value-type="float" office:value="10">
            <text:p>10</text:p>
          </table:table-cell>
          <table:table-cell table:formula="of:=['TDN raw'.F10]" office:value-type="float" office:value="6377292">
            <text:p>6377292</text:p>
          </table:table-cell>
          <table:table-cell table:formula="of:=LOG10([.F13])" office:value-type="float" office:value="6.80463630268357">
            <text:p>6,80463630268357</text:p>
          </table:table-cell>
          <table:table-cell table:formula="of:=LOG10([.C13])" office:value-type="float" office:value="0.698970004336019">
            <text:p>0,698970004336019</text:p>
          </table:table-cell>
        </table:table-row>
        <table:table-row table:style-name="ro1">
          <table:table-cell table:formula="of:=['TDN raw'.A11]" office:value-type="string" office:string-value="TestTwoDigitNewickRelease">
            <text:p>TestTwoDigitNewickRelease</text:p>
          </table:table-cell>
          <table:table-cell table:formula="of:=['TDN raw'.B11]" office:value-type="string" office:string-value="2.2385e-53">
            <text:p>2.2385e-53</text:p>
          </table:table-cell>
          <table:table-cell table:formula="of:=['TDN raw'.C11]" office:value-type="float" office:value="21">
            <text:p>21</text:p>
          </table:table-cell>
          <table:table-cell table:formula="of:=['TDN raw'.D11]" office:value-type="string" office:string-value="((((((((((((3,3),3),3),3),3),3),3),3),3),3),3),3)">
            <text:p>((((((((((((3,3),3),3),3),3),3),3),3),3),3),3),3)</text:p>
          </table:table-cell>
          <table:table-cell table:formula="of:=['TDN raw'.E11]" office:value-type="float" office:value="10">
            <text:p>10</text:p>
          </table:table-cell>
          <table:table-cell table:formula="of:=['TDN raw'.F11]" office:value-type="float" office:value="20726199">
            <text:p>20726199</text:p>
          </table:table-cell>
          <table:table-cell table:formula="of:=LOG10([.F14])" office:value-type="float" office:value="7.31651966366245">
            <text:p>7,31651966366245</text:p>
          </table:table-cell>
          <table:table-cell table:formula="of:=LOG10([.C14])" office:value-type="float" office:value="1.32221929473392">
            <text:p>1,32221929473392</text:p>
          </table:table-cell>
        </table:table-row>
        <table:table-row table:style-name="ro1">
          <table:table-cell table:formula="of:=['TDN raw'.A12]" office:value-type="string" office:string-value="TestTwoDigitNewickRelease">
            <text:p>TestTwoDigitNewickRelease</text:p>
          </table:table-cell>
          <table:table-cell table:formula="of:=['TDN raw'.B12]" office:value-type="string" office:string-value="7.37565e-59">
            <text:p>7.37565e-59</text:p>
          </table:table-cell>
          <table:table-cell table:formula="of:=['TDN raw'.C12]" office:value-type="float" office:value="55">
            <text:p>55</text:p>
          </table:table-cell>
          <table:table-cell table:formula="of:=['TDN raw'.D12]" office:value-type="string" office:string-value="(((((((((((((3,3),3),3),3),3),3),3),3),3),3),3),3),3)">
            <text:p>(((((((((((((3,3),3),3),3),3),3),3),3),3),3),3),3),3)</text:p>
          </table:table-cell>
          <table:table-cell table:formula="of:=['TDN raw'.E12]" office:value-type="float" office:value="10">
            <text:p>10</text:p>
          </table:table-cell>
          <table:table-cell table:formula="of:=['TDN raw'.F12]" office:value-type="float" office:value="66961566">
            <text:p>66961566</text:p>
          </table:table-cell>
          <table:table-cell table:formula="of:=LOG10([.F15])" office:value-type="float" office:value="7.82582560175351">
            <text:p>7,82582560175351</text:p>
          </table:table-cell>
          <table:table-cell table:formula="of:=LOG10([.C15])" office:value-type="float" office:value="1.74036268949424">
            <text:p>1,74036268949424</text:p>
          </table:table-cell>
        </table:table-row>
        <table:table-row table:style-name="ro1">
          <table:table-cell table:formula="of:=['TDN raw'.A13]" office:value-type="string" office:string-value="TestTwoDigitNewickRelease">
            <text:p>TestTwoDigitNewickRelease</text:p>
          </table:table-cell>
          <table:table-cell table:formula="of:=['TDN raw'.B13]" office:value-type="string" office:string-value="7.37565e-59">
            <text:p>7.37565e-59</text:p>
          </table:table-cell>
          <table:table-cell table:formula="of:=['TDN raw'.C13]" office:value-type="float" office:value="28">
            <text:p>28</text:p>
          </table:table-cell>
          <table:table-cell table:formula="of:=['TDN raw'.D13]" office:value-type="string" office:string-value="((((((((((((((3,3),3),3),3),3),3),3),3),3),3),3),3),3),3)">
            <text:p>((((((((((((((3,3),3),3),3),3),3),3),3),3),3),3),3),3),3)</text:p>
          </table:table-cell>
          <table:table-cell table:formula="of:=['TDN raw'.E13]" office:value-type="float" office:value="10">
            <text:p>10</text:p>
          </table:table-cell>
          <table:table-cell table:formula="of:=['TDN raw'.F13]" office:value-type="float" office:value="215233605">
            <text:p>215233605</text:p>
          </table:table-cell>
          <table:table-cell table:formula="of:=LOG10([.F16])" office:value-type="float" office:value="8.33291007985062">
            <text:p>8,33291007985062</text:p>
          </table:table-cell>
          <table:table-cell table:formula="of:=LOG10([.C16])" office:value-type="float" office:value="1.44715803134222">
            <text:p>1,44715803134222</text:p>
          </table:table-cell>
        </table:table-row>
        <table:table-row table:style-name="ro1">
          <table:table-cell table:formula="of:=['TDN raw'.A14]" office:value-type="string" office:string-value="TestTwoDigitNewickRelease">
            <text:p>TestTwoDigitNewickRelease</text:p>
          </table:table-cell>
          <table:table-cell table:formula="of:=['TDN raw'.B14]" office:value-type="string" office:string-value="7.37565e-59">
            <text:p>7.37565e-59</text:p>
          </table:table-cell>
          <table:table-cell table:formula="of:=['TDN raw'.C14]" office:value-type="float" office:value="21">
            <text:p>21</text:p>
          </table:table-cell>
          <table:table-cell table:formula="of:=['TDN raw'.D14]" office:value-type="string" office:string-value="(((((((((((((((3,3),3),3),3),3),3),3),3),3),3),3),3),3),3),3)">
            <text:p>(((((((((((((((3,3),3),3),3),3),3),3),3),3),3),3),3),3),3),3)</text:p>
          </table:table-cell>
          <table:table-cell table:formula="of:=['TDN raw'.E14]" office:value-type="float" office:value="10">
            <text:p>10</text:p>
          </table:table-cell>
          <table:table-cell table:formula="of:=['TDN raw'.F14]" office:value-type="float" office:value="688747536">
            <text:p>688747536</text:p>
          </table:table-cell>
          <table:table-cell table:formula="of:=LOG10([.F17])" office:value-type="float" office:value="8.83806005817052">
            <text:p>8,83806005817052</text:p>
          </table:table-cell>
          <table:table-cell table:formula="of:=LOG10([.C17])" office:value-type="float" office:value="1.32221929473392">
            <text:p>1,3222192947339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>
            <draw:frame table:end-cell-address="'TDN speed'.D36" table:end-x="2.233cm" table:end-y="0.426cm" draw:z-index="0" draw:style-name="gr1" svg:width="9.387cm" svg:height="7.754cm" svg:x="0.574cm" svg:y="0.32cm">
              <draw:object draw:notify-on-update-of-ranges="'TDN speed'.F3:'TDN speed'.F15 'TDN speed'.C3:'TDN speed'.C1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'TDN speed'.I39" table:end-x="0.529cm" table:end-y="0.317cm" draw:z-index="1" draw:style-name="gr1" svg:width="11.499cm" svg:height="9.182cm" svg:x="4.515cm" svg:y="0.133cm">
              <draw:object draw:notify-on-update-of-ranges="'TDN speed'.G12:'TDN speed'.G15 'TDN speed'.H12:'TDN speed'.H1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number-style style:name="N108">
      <number:number number:decimal-places="3" number:min-integer-digits="0" number:decimal-replacement=""/>
    </number:number-style>
    <number:number-style style:name="N109">
      <number:number number:decimal-places="4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5106" number:language="en" number:country="GB">
      <number:number number:decimal-places="1" number:min-integer-digits="1" number:grouping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6">06-09-2010</text:date>, <text:time>17:05:2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0-09-06T17:05:25</dc:date>
    <dc:creator>Richel Bilderbeek</dc:creator>
    <meta:editing-duration>PT05H14M33S</meta:editing-duration>
    <meta:editing-cycles>26</meta:editing-cycles>
    <meta:document-statistic meta:table-count="6" meta:cell-count="10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Negreta" style:font-family-generic="modern" style:font-pitch="fixed" fo:font-size="12pt" fo:font-weight="bold" style:font-size-asian="13pt" style:font-size-complex="13pt"/>
    </style:style>
    <style:style style:name="ch3" style:family="chart">
      <style:chart-properties chart:auto-position="true"/>
      <style:text-properties fo:font-family="'Courier New'" style:font-style-name="Negreta" style:font-family-generic="modern" style:font-pitch="fixed" fo:font-size="10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8" style:family="chart">
      <style:chart-properties chart:auto-position="true" style:rotation-angle="9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15cm" chart:symbol-height="0.15cm">
        <chart:symbol-image xlink:href="Pictures/2000000D000000DF000000DFA34BA28A.svm" xlink:type="simple" xlink:actuate="onLoad"/>
      </style:chart-properties>
      <style:graphic-properties draw:stroke-dash="Fine_20_Dashed" svg:stroke-color="#808080" draw:fill-color="#808080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15cm" chart:symbol-height="0.15cm">
        <chart:symbol-image xlink:href="Pictures/2000000D000000DD000000DDA34BA28A.svm" xlink:type="simple" xlink:actuate="onLoad"/>
      </style:chart-properties>
      <style:graphic-properties draw:stroke="dash" draw:stroke-dash="Ultrafine_20_Dashed" svg:stroke-color="#000000" draw:fill-color="#000000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diamond" chart:symbol-width="0.15cm" chart:symbol-height="0.15cm">
        <chart:symbol-image xlink:href="Pictures/2000000D000000DD000000DDA34BA28A.svm" xlink:type="simple" xlink:actuate="onLoad"/>
      </style:chart-properties>
      <style:graphic-properties draw:stroke-dash="Fine_20_Dotted" svg:stroke-color="#000000" draw:fill-color="#0000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55cm" svg:height="13.317cm" xlink:href=".." chart:class="chart:scatter" chart:column-mapping="1 2" chart:style-name="ch1">
        <chart:title svg:x="7.96cm" svg:y="0.266cm" chart:style-name="ch2">
          <text:p>Speed comparison</text:p>
        </chart:title>
        <chart:subtitle svg:x="5.526cm" svg:y="1.01cm" chart:style-name="ch3">
          <text:p>between MrX, EndVersion2 and TwoDigitNewick</text:p>
        </chart:subtitle>
        <chart:legend chart:legend-position="end" svg:x="15.213cm" svg:y="5.524cm" chart:style-name="ch4"/>
        <chart:plot-area chart:style-name="ch5" table:cell-range-address="'Compare X,E2,TDN'.A4:'Compare X,E2,TDN'.A45 'Compare X,E2,TDN'.D3:'Compare X,E2,TDN'.F45" chart:data-source-has-labels="row" svg:x="0.605cm" svg:y="1.673cm" svg:width="14.206cm" svg:height="11.047cm">
          <chart:axis chart:dimension="x" chart:name="primary-x" chart:style-name="ch6">
            <chart:title svg:x="6.948cm" svg:y="12.388cm" chart:style-name="ch7">
              <text:p>Complexity</text:p>
            </chart:title>
          </chart:axis>
          <chart:axis chart:dimension="y" chart:name="primary-y" chart:style-name="ch6">
            <chart:title svg:x="0.404cm" svg:y="7.956cm" chart:style-name="ch8">
              <text:p>Time (sec)</text:p>
            </chart:title>
            <chart:grid chart:style-name="ch9" chart:class="major"/>
          </chart:axis>
          <chart:series chart:style-name="ch10" chart:values-cell-range-address="'Compare X,E2,TDN'.D4:'Compare X,E2,TDN'.D45" chart:label-cell-address="'Compare X,E2,TDN'.D3:'Compare X,E2,TDN'.D3" chart:class="chart:scatter">
            <chart:domain table:cell-range-address="'Compare X,E2,TDN'.A4:'Compare X,E2,TDN'.A45"/>
            <chart:data-point chart:repeated="42"/>
          </chart:series>
          <chart:series chart:style-name="ch11" chart:values-cell-range-address="'Compare X,E2,TDN'.E4:'Compare X,E2,TDN'.E45" chart:label-cell-address="'Compare X,E2,TDN'.E3:'Compare X,E2,TDN'.E3" chart:class="chart:scatter">
            <chart:data-point chart:repeated="42"/>
          </chart:series>
          <chart:series chart:style-name="ch12" chart:values-cell-range-address="'Compare X,E2,TDN'.F4:'Compare X,E2,TDN'.F45" chart:label-cell-address="'Compare X,E2,TDN'.F3:'Compare X,E2,TDN'.F3" chart:class="chart:scatter">
            <chart:data-point chart:repeated="4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Compare X,E2,TDN'.D3:'Compare X,E2,TDN'.D3">MrXLinux               </text:p>
              </table:table-cell>
              <table:table-cell office:value-type="string">
                <text:p text:id="'Compare X,E2,TDN'.E3:'Compare X,E2,TDN'.E3">TestProjectRampal_Endversion2</text:p>
              </table:table-cell>
              <table:table-cell office:value-type="string">
                <text:p text:id="'Compare X,E2,TDN'.F3:'Compare X,E2,TDN'.F3">TestTwoDigitNewick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 text:id="'Compare X,E2,TDN'.A4:'Compare X,E2,TDN'.A45">24</text:p>
              </table:table-cell>
              <table:table-cell office:value-type="float" office:value="0">
                <text:p text:id="'Compare X,E2,TDN'.D4:'Compare X,E2,TDN'.D45">0</text:p>
              </table:table-cell>
              <table:table-cell office:value-type="float" office:value="1.#NAN">
                <text:p text:id="'Compare X,E2,TDN'.E4:'Compare X,E2,TDN'.E45">1.#NAN</text:p>
              </table:table-cell>
              <table:table-cell office:value-type="float" office:value="1.#NAN">
                <text:p text:id="'Compare X,E2,TDN'.F4:'Compare X,E2,TDN'.F4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4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4">
                <text:p>38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96">
                <text:p>896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96">
                <text:p>896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6">
                <text:p>8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48">
                <text:p>2048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48">
                <text:p>2048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8">
                <text:p>20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8">
                <text:p>4608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608">
                <text:p>460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08">
                <text:p>46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40">
                <text:p>1024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40">
                <text:p>10240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40">
                <text:p>102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528">
                <text:p>22528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528">
                <text:p>22528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528">
                <text:p>225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152">
                <text:p>49152</text:p>
              </table:table-cell>
              <table:table-cell office:value-type="float" office:value="3">
                <text:p>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9152">
                <text:p>49152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152">
                <text:p>491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496">
                <text:p>106496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6496">
                <text:p>106496</text:p>
              </table:table-cell>
              <table:table-cell office:value-type="float" office:value="1.#NAN">
                <text:p>1.#NAN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496">
                <text:p>1064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9376">
                <text:p>229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9376">
                <text:p>229376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9376">
                <text:p>2293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1520">
                <text:p>4915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1520">
                <text:p>491520</text:p>
              </table:table-cell>
              <table:table-cell office:value-type="float" office:value="1.#NAN">
                <text:p>1.#NAN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1520">
                <text:p>4915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48576">
                <text:p>1048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48576">
                <text:p>1048576</text:p>
              </table:table-cell>
              <table:table-cell office:value-type="float" office:value="1.#NAN">
                <text:p>1.#NAN</text:p>
              </table:table-cell>
              <table:table-cell office:value-type="float" office:value="67">
                <text:p>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48576">
                <text:p>104857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Normal" style:font-family-generic="modern" style:font-pitch="fixed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>
        <chart:symbol-image xlink:href="Pictures/2000000D000000DF000000DF6C0CF07B.svm" xlink:type="simple" xlink:actuate="onLoad"/>
      </style:chart-properties>
    </style:style>
    <style:style style:name="ch4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>
        <chart:symbol-image xlink:href="Pictures/2000000D000000DF000000DF6C0CF07B.svm" xlink:type="simple" xlink:actuate="onLoad"/>
      </style:chart-properties>
      <style:graphic-properties svg:stroke-color="#000000" draw:fill-color="#00000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88cm" svg:height="7.755cm" xlink:href=".." chart:class="chart:scatter" chart:column-mapping="1 0" chart:style-name="ch1">
        <chart:title svg:x="2.048cm" svg:y="0.155cm" chart:style-name="ch2">
          <text:p>TwoDigitNewick speed</text:p>
        </chart:title>
        <chart:plot-area chart:style-name="ch3" table:cell-range-address="'TDN speed'.F3:'TDN speed'.F15 'TDN speed'.C3:'TDN speed'.C15" svg:x="0.173cm" svg:y="0.787cm" svg:width="9.028cm" svg:height="6.859cm">
          <chart:axis chart:dimension="x" chart:name="primary-x" chart:style-name="ch4">
            <chart:title svg:x="3.927cm" svg:y="7.203cm" chart:style-name="ch5">
              <text:p>Complexity</text:p>
            </chart:title>
          </chart:axis>
          <chart:axis chart:dimension="y" chart:name="primary-y" chart:style-name="ch6">
            <chart:title svg:x="0.188cm" svg:y="4.976cm" chart:style-name="ch7">
              <text:p>Time (sec)</text:p>
            </chart:title>
            <chart:grid chart:style-name="ch8" chart:class="major"/>
          </chart:axis>
          <chart:series chart:style-name="ch9" chart:values-cell-range-address="'TDN speed'.C3:'TDN speed'.C15" chart:class="chart:scatter">
            <chart:domain table:cell-range-address="'TDN speed'.F3:'TDN speed'.F1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TDN speed'.F3:'TDN speed'.F15">1.#NAN</text:p>
              </table:table-cell>
              <table:table-cell office:value-type="float" office:value="1.#NAN">
                <text:p text:id="'TDN speed'.C3:'TDN speed'.C1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4">
                <text:p>4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309">
                <text:p>1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488">
                <text:p>524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147">
                <text:p>177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0490">
                <text:p>590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48617">
                <text:p>1948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77292">
                <text:p>6377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26199">
                <text:p>207261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6961566">
                <text:p>66961566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5106" number:language="en" number:country="GB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Normal" style:font-family-generic="modern" style:font-pitch="fixed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 xlink:href="Pictures/2000000D000000DF000000DF6C0CF07B.svm" xlink:type="simple" xlink:actuate="onLoad"/>
      </style:chart-properties>
    </style:style>
    <style:style style:name="ch4" style:family="chart" style:data-style-name="N510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>
        <chart:symbol-image xlink:href="Pictures/2000000D000000DF000000DF6C0CF07B.svm" xlink:type="simple" xlink:actuate="onLoad"/>
      </style:chart-properties>
      <style:graphic-properties svg:stroke-color="#000000" draw:fill-color="#000000"/>
      <style:text-properties fo:font-size="6pt" style:font-size-asian="6pt" style:font-size-complex="6pt"/>
    </style:style>
    <style:style style:name="ch10" style:family="chart">
      <style:graphic-properties svg:stroke-color="#808080"/>
    </style:style>
    <style:style style:name="ch11" style:family="chart" style:data-style-name="N4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5cm" svg:height="9.183cm" xlink:href=".." chart:class="chart:scatter" chart:style-name="ch1">
        <chart:title svg:x="3.104cm" svg:y="0.183cm" chart:style-name="ch2">
          <text:p>TwoDigitNewick speed</text:p>
        </chart:title>
        <chart:plot-area chart:style-name="ch3" table:cell-range-address="'TDN speed'.G12:'TDN speed'.H15" svg:x="0.259cm" svg:y="0.843cm" svg:width="11.011cm" svg:height="8.175cm">
          <chart:axis chart:dimension="x" chart:name="primary-x" chart:style-name="ch4">
            <chart:title svg:x="4.265cm" svg:y="8.603cm" chart:style-name="ch5">
              <text:p>log10(complexity)</text:p>
            </chart:title>
          </chart:axis>
          <chart:axis chart:dimension="y" chart:name="primary-y" chart:style-name="ch6">
            <chart:title svg:x="0.231cm" svg:y="6.325cm" chart:style-name="ch7">
              <text:p>log10(time(sec))</text:p>
            </chart:title>
            <chart:grid chart:style-name="ch8" chart:class="major"/>
          </chart:axis>
          <chart:series chart:style-name="ch9" chart:values-cell-range-address="'TDN speed'.H12:'TDN speed'.H15" chart:class="chart:scatter">
            <chart:domain table:cell-range-address="'TDN speed'.G12:'TDN speed'.G15"/>
            <chart:regression-curve chart:style-name="ch10">
              <chart:equation chart:display-r-square="true" svg:x="1.801cm" svg:y="1.156cm" chart:style-name="ch11"/>
            </chart:regression-curve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8972648707451">
                <text:p text:id="'TDN speed'.G12:'TDN speed'.G15">6.28972648707451</text:p>
              </table:table-cell>
              <table:table-cell office:value-type="float" office:value="0.301029995663981">
                <text:p text:id="'TDN speed'.H12:'TDN speed'.H15">0.3010299956639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80463630268357">
                <text:p>6.80463630268357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31651966366245">
                <text:p>7.31651966366245</text:p>
              </table:table-cell>
              <table:table-cell office:value-type="float" office:value="1.32221929473392">
                <text:p>1.322219294733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82582560175351">
                <text:p>7.82582560175351</text:p>
              </table:table-cell>
              <table:table-cell office:value-type="float" office:value="1.74036268949424">
                <text:p>1.740362689494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otted" draw:display-name="Fine Dotted" draw:style="rect" draw:dots1="1" draw:distance="0.45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3">
      <number:number number:decimal-places="7" number:min-integer-digits="1"/>
    </number:number-style>
    <number:number-style style:name="N5003" number:language="en" number:country="GB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Normal" style:font-family-generic="modern" style:font-pitch="fixed" fo:font-size="12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5003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5" style:family="chart">
      <style:chart-properties chart:auto-position="true" style:rotation-angle="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>
        <chart:symbol-image xlink:href="Pictures/2000000D000000DF000000DF6C0CF07B.svm" xlink:type="simple" xlink:actuate="onLoad"/>
      </style:chart-properties>
      <style:graphic-properties draw:stroke-dash="Fine_20_Dashed" svg:stroke-color="#000000" draw:fill-color="#000000"/>
      <style:text-properties fo:font-size="6pt" style:font-size-asian="6pt" style:font-size-complex="6pt"/>
    </style:style>
    <style:style style:name="ch10" style:family="chart">
      <style:graphic-properties svg:stroke-color="#808080"/>
    </style:style>
    <style:style style:name="ch11" style:family="chart" style:data-style-name="N113"/>
    <style:style style:name="ch12" style:family="chart" style:data-style-name="N0">
      <style:chart-properties chart:symbol-type="named-symbol" chart:symbol-name="diamond" chart:symbol-width="0.25cm" chart:symbol-height="0.25cm" chart:regression-type="linear"/>
      <style:graphic-properties svg:stroke-color="#000000" draw:fill-color="#00000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09cm" svg:height="11.143cm" xlink:href=".." chart:class="chart:scatter" chart:style-name="ch1">
        <chart:title svg:x="7.684cm" svg:y="0.222cm" chart:style-name="ch2">
          <text:p>E2 versus TDN</text:p>
        </chart:title>
        <chart:plot-area chart:style-name="ch3" table:cell-range-address="'Compare E2 and TDN'.F2:'Compare E2 and TDN'.F24 'Compare E2 and TDN'.H2:'Compare E2 and TDN'.I24" svg:x="0.551cm" svg:y="0.921cm" svg:width="17.882cm" svg:height="9.979cm">
          <chart:axis chart:dimension="x" chart:name="primary-x" chart:style-name="ch4">
            <chart:title svg:x="8.732cm" svg:y="10.524cm" chart:style-name="ch5">
              <text:p>Complexity</text:p>
            </chart:title>
          </chart:axis>
          <chart:axis chart:dimension="y" chart:name="primary-y" chart:style-name="ch6">
            <chart:title svg:x="0.377cm" svg:y="6.67cm" chart:style-name="ch7">
              <text:p>Time (sec)</text:p>
            </chart:title>
            <chart:grid chart:style-name="ch8" chart:class="major"/>
          </chart:axis>
          <chart:series chart:style-name="ch9" chart:values-cell-range-address="'Compare E2 and TDN'.H2:'Compare E2 and TDN'.H24" chart:class="chart:scatter">
            <chart:domain table:cell-range-address="'Compare E2 and TDN'.F2:'Compare E2 and TDN'.F24"/>
            <chart:regression-curve chart:style-name="ch10">
              <chart:equation chart:display-r-square="true" svg:x="9.527cm" svg:y="1.049cm" chart:style-name="ch11"/>
            </chart:regression-curve>
            <chart:data-point chart:repeated="23"/>
          </chart:series>
          <chart:series chart:style-name="ch12" chart:values-cell-range-address="'Compare E2 and TDN'.I2:'Compare E2 and TDN'.I24" chart:class="chart:scatter">
            <chart:regression-curve>
              <chart:equation chart:display-r-square="true" svg:x="11.382cm" svg:y="7.684cm" chart:style-name="ch11"/>
            </chart:regression-curve>
            <chart:data-point chart:repeated="2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Compare E2 and TDN'.F2:'Compare E2 and TDN'.F24">1.#NAN</text:p>
              </table:table-cell>
              <table:table-cell office:value-type="float" office:value="1.#NAN">
                <text:p text:id="'Compare E2 and TDN'.H2:'Compare E2 and TDN'.H24">1.#NAN</text:p>
              </table:table-cell>
              <table:table-cell office:value-type="float" office:value="1.#NAN">
                <text:p text:id="'Compare E2 and TDN'.I2:'Compare E2 and TDN'.I2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">
                <text:p>8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4">
                <text:p>32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15">
                <text:p>1215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5">
                <text:p>1215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74">
                <text:p>4374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74">
                <text:p>4374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309">
                <text:p>15309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309">
                <text:p>15309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2488">
                <text:p>52488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488">
                <text:p>52488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7147">
                <text:p>17714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147">
                <text:p>177147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0490">
                <text:p>590490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0490">
                <text:p>590490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48617">
                <text:p>1948617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48617">
                <text:p>1948617</text:p>
              </table:table-cell>
              <table:table-cell office:value-type="float" office:value="1.#NAN">
                <text:p>1.#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77292">
                <text:p>6377292</text:p>
              </table:table-cell>
              <table:table-cell office:value-type="float" office:value="214">
                <text:p>2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77292">
                <text:p>6377292</text:p>
              </table:table-cell>
              <table:table-cell office:value-type="float" office:value="1.#NAN">
                <text:p>1.#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726199">
                <text:p>20726199</text:p>
              </table:table-cell>
              <table:table-cell office:value-type="float" office:value="797">
                <text:p>79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726199">
                <text:p>20726199</text:p>
              </table:table-cell>
              <table:table-cell office:value-type="float" office:value="1.#NAN">
                <text:p>1.#NAN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106" number:language="en" number:country="GB">
      <number:number number: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ourier New'" style:font-style-name="Normal" style:font-family-generic="modern" style:font-pitch="fixed" fo:font-size="12pt" fo:font-weight="bold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5" style:family="chart" style:data-style-name="N5106">
      <style:chart-properties chart:display-label="true" chart:logarithmic="false" chart:minimum="6.2" chart:reverse-direction="false" text:line-break="false" chart:link-data-style-to-source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6" style:family="chart">
      <style:chart-properties chart:auto-position="true" style:rotation-angle="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7" style:family="chart" style:data-style-name="N0">
      <style:chart-properties chart:display-label="true" chart:logarithmic="false" chart:maximum="3" chart:origin="0" chart:reverse-direction="false" text:line-break="false" chart:axis-position="0"/>
      <style:graphic-properties svg:stroke-color="#b3b3b3"/>
      <style:text-properties fo:font-family="'Courier New'" style:font-style-name="Normal" style:font-family-generic="modern" style:font-pitch="fixed" fo:font-size="8pt" style:font-size-asian="8pt" style:font-size-complex="8pt"/>
    </style:style>
    <style:style style:name="ch8" style:family="chart">
      <style:chart-properties chart:auto-position="true" style:rotation-angle="90"/>
      <style:text-properties fo:font-family="'Courier New'" style:font-style-name="Normal" style:font-family-generic="modern" style:font-pitch="fixed" fo:font-size="10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regression-type="linear"/>
      <style:graphic-properties draw:stroke-dash="Fine_20_Dashed" svg:stroke-color="#808080" draw:fill-color="#808080"/>
      <style:text-properties fo:font-size="6pt" style:font-size-asian="6pt" style:font-size-complex="6pt"/>
    </style:style>
    <style:style style:name="ch11" style:family="chart">
      <style:graphic-properties draw:stroke="dash" draw:stroke-dash="Fine_20_Dashed" svg:stroke-color="#808080"/>
    </style:style>
    <style:style style:name="ch12" style:family="chart" style:data-style-name="N4"/>
    <style:style style:name="ch13" style:family="chart" style:data-style-name="N0">
      <style:chart-properties chart:symbol-type="named-symbol" chart:symbol-name="diamond" chart:symbol-width="0.25cm" chart:symbol-height="0.25cm" chart:regression-type="linear"/>
      <style:graphic-properties svg:stroke-color="#000000" draw:fill-color="#000000"/>
      <style:text-properties fo:font-size="6pt" style:font-size-asian="6pt" style:font-size-complex="6pt"/>
    </style:style>
    <style:style style:name="ch14" style:family="chart">
      <style:graphic-properties draw:stroke="dash" draw:stroke-dash="Fine_20_Dashed"/>
    </style:style>
    <style:style style:name="ch15" style:family="chart" style:data-style-name="N2"/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166cm" svg:height="10.268cm" xlink:href=".." chart:class="chart:scatter" chart:style-name="ch1">
        <chart:title svg:x="6.363cm" svg:y="0.205cm" chart:style-name="ch2">
          <text:p>E2 versus TDN</text:p>
        </chart:title>
        <chart:legend chart:legend-position="bottom" svg:x="0.709cm" svg:y="8.863cm" chart:style-name="ch3"/>
        <chart:plot-area chart:style-name="ch4" table:cell-range-address="'Compare E2 and TDN'.G2:'Compare E2 and TDN'.G24 'Compare E2 and TDN'.E3:'Compare E2 and TDN'.E4 'Compare E2 and TDN'.J2:'Compare E2 and TDN'.K24" chart:data-source-has-labels="row" svg:x="0.445cm" svg:y="0.887cm" svg:width="15.075cm" svg:height="7.768cm">
          <chart:axis chart:dimension="x" chart:name="primary-x" chart:style-name="ch5">
            <chart:title svg:x="6.483cm" svg:y="8.262cm" chart:style-name="ch6">
              <text:p>log10(complexity)</text:p>
            </chart:title>
          </chart:axis>
          <chart:axis chart:dimension="y" chart:name="primary-y" chart:style-name="ch7">
            <chart:title svg:x="0.324cm" svg:y="6.165cm" chart:style-name="ch8">
              <text:p>log10(time(sec))</text:p>
            </chart:title>
            <chart:grid chart:style-name="ch9" chart:class="major"/>
          </chart:axis>
          <chart:series chart:style-name="ch10" chart:values-cell-range-address="'Compare E2 and TDN'.J2:'Compare E2 and TDN'.J24" chart:label-cell-address="'Compare E2 and TDN'.E3:'Compare E2 and TDN'.E3" chart:class="chart:scatter">
            <chart:domain table:cell-range-address="'Compare E2 and TDN'.G2:'Compare E2 and TDN'.G24"/>
            <chart:regression-curve chart:style-name="ch11">
              <chart:equation chart:display-r-square="true" svg:x="8.423cm" svg:y="1.137cm" chart:style-name="ch12"/>
            </chart:regression-curve>
            <chart:data-point chart:repeated="23"/>
          </chart:series>
          <chart:series chart:style-name="ch13" chart:values-cell-range-address="'Compare E2 and TDN'.K2:'Compare E2 and TDN'.K24" chart:label-cell-address="'Compare E2 and TDN'.E4:'Compare E2 and TDN'.E4" chart:class="chart:scatter">
            <chart:regression-curve chart:style-name="ch14">
              <chart:equation chart:display-r-square="true" svg:x="9.209cm" svg:y="4.269cm" chart:style-name="ch15"/>
            </chart:regression-curve>
            <chart:data-point chart:repeated="2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Compare E2 and TDN'.E3:'Compare E2 and TDN'.E3">TestProjectRampal_Endversion2</text:p>
              </table:table-cell>
              <table:table-cell office:value-type="string">
                <text:p text:id="'Compare E2 and TDN'.E4:'Compare E2 and TDN'.E4">TestTwoDigitNewickReleas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'Compare E2 and TDN'.G2:'Compare E2 and TDN'.G24">1.#NAN</text:p>
              </table:table-cell>
              <table:table-cell office:value-type="float" office:value="1.#NAN">
                <text:p text:id="'Compare E2 and TDN'.J2:'Compare E2 and TDN'.J24">1.#NAN</text:p>
              </table:table-cell>
              <table:table-cell office:value-type="float" office:value="1.#NAN">
                <text:p text:id="'Compare E2 and TDN'.K2:'Compare E2 and TDN'.K24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0848501887865">
                <text:p>1.908485018878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1054501020661">
                <text:p>2.51054501020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054501020661">
                <text:p>2.51054501020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8457627793433">
                <text:p>3.084576277934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8457627793433">
                <text:p>3.0845762779343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4087877870162">
                <text:p>3.64087877870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64087877870162">
                <text:p>3.640878778701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18494682305189">
                <text:p>4.18494682305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18494682305189">
                <text:p>4.1849468230518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72006002474924">
                <text:p>4.72006002474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72006002474924">
                <text:p>4.720060024749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24833380191629">
                <text:p>5.24833380191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24833380191629">
                <text:p>5.248333801916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77121254719662">
                <text:p>5.77121254719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77121254719662">
                <text:p>5.771212547196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28972648707451">
                <text:p>6.28972648707451</text:p>
              </table:table-cell>
              <table:table-cell office:value-type="float" office:value="1.75587485567249">
                <text:p>1.755874855672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28972648707451">
                <text:p>6.28972648707451</text:p>
              </table:table-cell>
              <table:table-cell office:value-type="float" office:value="1.#NAN">
                <text:p>1.#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80463630268357">
                <text:p>6.80463630268357</text:p>
              </table:table-cell>
              <table:table-cell office:value-type="float" office:value="2.33041377334919">
                <text:p>2.330413773349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0463630268357">
                <text:p>6.80463630268357</text:p>
              </table:table-cell>
              <table:table-cell office:value-type="float" office:value="1.#NAN">
                <text:p>1.#NAN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1651966366245">
                <text:p>7.31651966366245</text:p>
              </table:table-cell>
              <table:table-cell office:value-type="float" office:value="2.90145832139611">
                <text:p>2.901458321396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31651966366245">
                <text:p>7.31651966366245</text:p>
              </table:table-cell>
              <table:table-cell office:value-type="float" office:value="1.#NAN">
                <text:p>1.#NAN</text:p>
              </table:table-cell>
              <table:table-cell office:value-type="float" office:value="1.34242268082221">
                <text:p>1.3424226808222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</office:styles>
</office:document-styles>
</file>